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f81a5" officeooo:paragraph-rsid="001f81a5"/>
    </style:style>
    <style:style style:name="P2" style:family="paragraph" style:parent-style-name="Preformatted_20_Text">
      <style:text-properties officeooo:rsid="001f81a5" officeooo:paragraph-rsid="00201a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cc</text:p>
      <text:p text:style-name="P1"><text:s text:c="4"/>The Very Best of 10cc <text:s/>(320)</text:p>
      <text:p text:style-name="P1">2 Chainz</text:p>
      <text:p text:style-name="P1"><text:s text:c="4"/>Based On A T.R.U. Story <text:s/>(320)</text:p>
      <text:p text:style-name="P1">2Pac</text:p>
      <text:p text:style-name="P1"><text:s text:c="4"/>All Eyez On Me <text:s/>Disc 1 <text:s/>(128)</text:p>
      <text:p text:style-name="P1"><text:s text:c="4"/>All Eyez On Me <text:s/>Disc 2 <text:s/>(192)</text:p>
      <text:p text:style-name="P1"><text:s text:c="4"/>Better Dayz <text:s/>Disc 1 <text:s/>(128)</text:p>
      <text:p text:style-name="P1"><text:s text:c="4"/>Me Against the World <text:s/>(320)</text:p>
      <text:p text:style-name="P1">50-Cent</text:p>
      <text:p text:style-name="P1"><text:s text:c="4"/>Get Rich or Die Tryin' <text:s/>(192)</text:p>
      <text:p text:style-name="P1">A Paul Ortega</text:p>
      <text:p text:style-name="P1"><text:s text:c="4"/>Loving Ways <text:s/>(128)</text:p>
      <text:p text:style-name="P1">Above The Law</text:p>
      <text:p text:style-name="P1"><text:s text:c="4"/>Livin' Like Hustlers <text:s/>(128)</text:p>
      <text:p text:style-name="P1">Adam F</text:p>
      <text:p text:style-name="P1"><text:s text:c="4"/>Colours <text:s/>(288v)</text:p>
      <text:p text:style-name="P1">Adele</text:p>
      <text:p text:style-name="P1"><text:s text:c="4"/>21 <text:s/>(320)</text:p>
      <text:p text:style-name="P1">African Vibrations</text:p>
      <text:p text:style-name="P1"><text:s text:c="4"/>Zulu <text:s/>Disc 1 <text:s/>(320)</text:p>
      <text:p text:style-name="P1">Alien Ant Farm</text:p>
      <text:p text:style-name="P1"><text:s text:c="4"/>ANThology <text:s/>(260v)</text:p>
      <text:p text:style-name="P1">Allman Brothers Band</text:p>
      <text:p text:style-name="P1"><text:s text:c="4"/>Brothers &amp; Sisters <text:s/>(320)</text:p>
      <text:p text:style-name="P1">Apache Indian</text:p>
      <text:p text:style-name="P1"><text:s text:c="4"/>The Best Of (320)</text:p>
      <text:p text:style-name="P1">Archies</text:p>
      <text:p text:style-name="P1"><text:s text:c="4"/>Sugar, Sugar <text:s/>(320)</text:p>
      <text:p text:style-name="P1">Arci, Bob</text:p>
      <text:p text:style-name="P1"><text:s text:c="4"/>Bob Arci <text:s/>(192)</text:p>
      <text:p text:style-name="P1">Arrested Development</text:p>
      <text:p text:style-name="P1"><text:s text:c="4"/>3 Years, 5 Months and 2 Days In The Life <text:s/>(128)</text:p>
      <text:p text:style-name="P1">Asia</text:p>
      <text:p text:style-name="P1"><text:s text:c="4"/>Then and Now <text:s/>(128)</text:p>
      <text:p text:style-name="P1">AT&amp;T</text:p>
      <text:p text:style-name="P1"><text:s text:c="4"/>Stormy Weather <text:s/>(171v)</text:p>
      <text:p text:style-name="P1">Atreyu</text:p>
      <text:p text:style-name="P1"><text:s text:c="4"/>Lead Sails Paper Anchor <text:s/>(274v)</text:p>
      <text:p text:style-name="P1">Audio Books</text:p>
      <text:p text:style-name="P1"><text:s text:c="4"/>Percy Jackson and Olympian <text:s/>Book 5 (128)</text:p>
      <text:p text:style-name="P1">Avant</text:p>
      <text:p text:style-name="P1"><text:s text:c="4"/>Director <text:s/>(320)</text:p>
      <text:p text:style-name="P1"><text:s text:c="4"/>Ecstasy <text:s/>(320)</text:p>
      <text:p text:style-name="P1">Babyface</text:p>
      <text:p text:style-name="P1"><text:s text:c="4"/>A Closer Look <text:s/>(192)</text:p>
      <text:p text:style-name="P1"><text:s text:c="4"/>A Love Story <text:s/>(192)</text:p>
      <text:p text:style-name="P1"><text:s text:c="4"/>Babyface <text:s/>(192)</text:p>
      <text:p text:style-name="P1"><text:s text:c="4"/>Face2Face <text:s/>(192)</text:p>
      <text:p text:style-name="P1"><text:s text:c="4"/>MTV Unplugged NYC 1997 <text:s/>(192)</text:p>
      <text:p text:style-name="P1">Bare Naked Ladies</text:p>
      <text:p text:style-name="P1"><text:s text:c="4"/>Everything To Everyone <text:s/>(192)</text:p>
      <text:p text:style-name="P1"><text:s text:c="4"/>Maroon <text:s/>(128)</text:p>
      <text:p text:style-name="P1"><text:s text:c="4"/>Rock Spectacle <text:s/>(128)</text:p>
      <text:p text:style-name="P1"><text:s text:c="4"/>Stunt <text:s/>(128)</text:p>
      <text:p text:style-name="P1">Beach Boys</text:p>
      <text:p text:style-name="P1"><text:s text:c="4"/>Good Vibrations - Bonus Disc <text:s/>(128)</text:p>
      <text:p text:style-name="P1">Beastie Boys</text:p>
      <text:p text:style-name="P1"><text:s text:c="4"/>Check Your Head <text:s/>(128)</text:p>
      <text:p text:style-name="P1"><text:s text:c="4"/>The In Sound From Way Out! <text:s/>(128)</text:p>
      <text:p text:style-name="P1">Beatles, the</text:p>
      <text:p text:style-name="P1"><text:s text:c="4"/>Beatles Collection <text:s/>(256)</text:p>
      <text:p text:style-name="P1"><text:s text:c="4"/>Beatles VI 06-14-65 <text:s/>(128)</text:p>
      <text:p text:style-name="P1"><text:s text:c="4"/>Hey Jude 02-26-70 <text:s/>(128)</text:p>
      <text:p text:style-name="P1"><text:soft-page-break/>Beatles, the (cont)</text:p>
      <text:p text:style-name="P1"><text:s text:c="4"/>The Beatles <text:s/>Disc 1 <text:s/>(128)</text:p>
      <text:p text:style-name="P1"><text:s text:c="4"/>The Beatles <text:s/>Disc 2 <text:s/>(128)</text:p>
      <text:p text:style-name="P1"><text:s text:c="4"/>The Early Beatles 03-22-65 <text:s/>(128)</text:p>
      <text:p text:style-name="P1"><text:s text:c="4"/>Yellow Submarine- Songtrack <text:s/>(128)</text:p>
      <text:p text:style-name="P1"><text:s text:c="4"/>Yesterday...and Today 06-20-66 <text:s/>(128)</text:p>
      <text:p text:style-name="P1">Beck</text:p>
      <text:p text:style-name="P1"><text:s text:c="4"/>Guerolito <text:s/>(128)</text:p>
      <text:p text:style-name="P1"><text:s text:c="4"/>Midnight Vultures <text:s/>(192)</text:p>
      <text:p text:style-name="P1"><text:s text:c="4"/>One Foot In The Grave <text:s/>(128)</text:p>
      <text:p text:style-name="P1"><text:s text:c="4"/>Stereopathetic Soulmanure <text:s/>(128)</text:p>
      <text:p text:style-name="P1"><text:s text:c="4"/>Stray Blues <text:s/>(128)</text:p>
      <text:p text:style-name="P1">Ben Folds Five</text:p>
      <text:p text:style-name="P1"><text:s text:c="4"/>Ben Folds And WASO Live In Perth <text:s/>(192)</text:p>
      <text:p text:style-name="P1"><text:s text:c="4"/>Ben Folds Live <text:s/>(192)</text:p>
      <text:p text:style-name="P1"><text:s text:c="4"/>Fear of Pop Vol. 1 <text:s/>(320)</text:p>
      <text:p text:style-name="P1"><text:s text:c="4"/>ITunes Originals <text:s/>(160)</text:p>
      <text:p text:style-name="P1"><text:s text:c="4"/>Naked Baby Photos <text:s/>(256)</text:p>
      <text:p text:style-name="P1"><text:s text:c="4"/>Sessions at West 54th <text:s/>(160)</text:p>
      <text:p text:style-name="P1"><text:s text:c="4"/>Songs For Goldfish <text:s/>(138v)</text:p>
      <text:p text:style-name="P1"><text:s text:c="4"/>Sunny 16 <text:s/>(192)</text:p>
      <text:p text:style-name="P1"><text:s text:c="4"/>The Bens <text:s/>(160)</text:p>
      <text:p text:style-name="P1">Berlin</text:p>
      <text:p text:style-name="P1"><text:s text:c="4"/>Best of Berlin 1979-1988 <text:s/>(128)</text:p>
      <text:p text:style-name="P1">Big Bopper, The</text:p>
      <text:p text:style-name="P1"><text:s text:c="4"/>Hellooo Baby! The Best of the Big Booper '54-59 <text:s/>(320)</text:p>
      <text:p text:style-name="P1">Big Head Todd and the Monsters</text:p>
      <text:p text:style-name="P1"><text:s text:c="4"/>Sister Sweetly <text:s/>(160)</text:p>
      <text:p text:style-name="P1">Bjork</text:p>
      <text:p text:style-name="P1"><text:s text:c="4"/>Debut <text:s/>(128)</text:p>
      <text:p text:style-name="P1">Black Eyed Peas</text:p>
      <text:p text:style-name="P1"><text:s text:c="4"/>Monkey Business <text:s/>(218v)</text:p>
      <text:p text:style-name="P1">Black Sabbath</text:p>
      <text:p text:style-name="P1"><text:s text:c="4"/>Reunion Disc 1 <text:s/>(320)</text:p>
      <text:p text:style-name="P1"><text:s text:c="4"/>Reunion Disc 2 <text:s/>(320)</text:p>
      <text:p text:style-name="P1"><text:s text:c="4"/>Sabbath Bloody Sabbath <text:s/>(320)</text:p>
      <text:p text:style-name="P1">Black Stone Cherry</text:p>
      <text:p text:style-name="P1"><text:s text:c="4"/>Black Stone Cherry (230v)</text:p>
      <text:p text:style-name="P1">Blige, Mary J</text:p>
      <text:p text:style-name="P1"><text:s text:c="4"/>Stronger With Each Tear <text:s/>(211v)</text:p>
      <text:p text:style-name="P1"><text:s text:c="4"/>Whats the 411 <text:s/>(159v)</text:p>
      <text:p text:style-name="P1">Blind Melon</text:p>
      <text:p text:style-name="P1"><text:s text:c="4"/>Live! <text:s/>(320)</text:p>
      <text:p text:style-name="P1"><text:s text:c="4"/>Nico <text:s/>(192)</text:p>
      <text:p text:style-name="P1">Bobby V</text:p>
      <text:p text:style-name="P1"><text:s text:c="4"/>Bobby Valentino <text:s/>(320)</text:p>
      <text:p text:style-name="P1"><text:s text:c="4"/>Special Occasion <text:s/>(193v)</text:p>
      <text:p text:style-name="P1"><text:s text:c="4"/>The Rebirth <text:s/>(187v)</text:p>
      <text:p text:style-name="P1">BoDeans</text:p>
      <text:p text:style-name="P1"><text:s text:c="4"/>Joe Dirt Car <text:s/>Disc 1 <text:s/>(128)</text:p>
      <text:p text:style-name="P1"><text:s text:c="4"/>Love &amp; Hope &amp; Sex &amp; Dreams <text:s/>(128)</text:p>
      <text:p text:style-name="P1">Body + Soul</text:p>
      <text:p text:style-name="P1"><text:s text:c="4"/>Night Moods 1 <text:s/>(320)</text:p>
      <text:p text:style-name="P1"><text:s text:c="4"/>Night Moods 2 <text:s/>(320)</text:p>
      <text:p text:style-name="P1"><text:s text:c="4"/>The 90's <text:s/>(192)</text:p>
      <text:p text:style-name="P1">Bon Jovi</text:p>
      <text:p text:style-name="P1"><text:s text:c="4"/>One wild night(live) <text:s/>(128)</text:p>
      <text:p text:style-name="P1"><text:s text:c="4"/>Slippery When Wet <text:s/>(128)</text:p>
      <text:p text:style-name="P1">Bonamassa, Joe</text:p>
      <text:p text:style-name="P1"><text:s text:c="4"/>Unknown Album <text:s/>(260v)</text:p>
      <text:p text:style-name="P1">Bone Thugs-N-Harmony</text:p>
      <text:p text:style-name="P1"><text:s text:c="4"/>Greatest Hits <text:s/>Disc 1 <text:s/>(260v)</text:p>
      <text:p text:style-name="P1"><text:s text:c="4"/>Greatest Hits Disc 2 <text:s/>(260v)</text:p>
      <text:p text:style-name="P1"/>
      <text:p text:style-name="P1"><text:soft-page-break/>Books, The</text:p>
      <text:p text:style-name="P1"><text:s text:c="4"/>Lost and Safe <text:s/>(192)</text:p>
      <text:p text:style-name="P1">Boston</text:p>
      <text:p text:style-name="P1"><text:s text:c="4"/>Don't Look Back <text:s/>(320)</text:p>
      <text:p text:style-name="P1">Bowie, David</text:p>
      <text:p text:style-name="P1"><text:s text:c="4"/>Changesbowie <text:s/>(128)</text:p>
      <text:p text:style-name="P1">Braxton, Toni</text:p>
      <text:p text:style-name="P1"><text:s text:c="4"/>Snowflakes <text:s/>(192)</text:p>
      <text:p text:style-name="P1"><text:s text:c="4"/>The Heat <text:s/>(192)</text:p>
      <text:p text:style-name="P1">Breaking Benjamin</text:p>
      <text:p text:style-name="P1"><text:s text:c="4"/>Dear Agony <text:s/>(260v)</text:p>
      <text:p text:style-name="P1"><text:s text:c="4"/>We Are Not Alone <text:s/>(192)</text:p>
      <text:p text:style-name="P1">Brooks, Garth</text:p>
      <text:p text:style-name="P1"><text:s text:c="4"/>The Hits <text:s/>(320)</text:p>
      <text:p text:style-name="P1">Brooks, Ronnie Baker</text:p>
      <text:p text:style-name="P1"><text:s text:c="4"/>Golddigger <text:s/>(128)</text:p>
      <text:p text:style-name="P1">Brown, James</text:p>
      <text:p text:style-name="P1"><text:s text:c="4"/>Greatest Hits - Gold <text:s/>(131v)</text:p>
      <text:p text:style-name="P1">BuckShot LeFunque</text:p>
      <text:p text:style-name="P1"><text:s text:c="4"/>BuckShot LeFunque <text:s/>(128)</text:p>
      <text:p text:style-name="P1">Buffalo, Tom</text:p>
      <text:p text:style-name="P1"><text:s text:c="4"/>Big Red Letter Day <text:s/>(160)</text:p>
      <text:p text:style-name="P1">Bullet For My Valentine</text:p>
      <text:p text:style-name="P1"><text:s text:c="4"/>Scream Aim Fire <text:s/>(275v)</text:p>
      <text:p text:style-name="P1"><text:s text:c="4"/>The Poison <text:s/>(260v)</text:p>
      <text:p text:style-name="P1">Bush</text:p>
      <text:p text:style-name="P1"><text:s text:c="4"/>Razorblade Suitcase <text:s/>(192)</text:p>
      <text:p text:style-name="P1"><text:s text:c="4"/>Sixteen Stone <text:s/>(128)</text:p>
      <text:p text:style-name="P1">Cake</text:p>
      <text:p text:style-name="P1"><text:s text:c="4"/>Prolonging the Magic <text:s/>(128)</text:p>
      <text:p text:style-name="P1">Candlebox</text:p>
      <text:p text:style-name="P1"><text:s text:c="4"/>Candlebox <text:s/>(320)</text:p>
      <text:p text:style-name="P1">Captain &amp; Tennille, The</text:p>
      <text:p text:style-name="P1"><text:s text:c="4"/>The Ultimate Collection - The Complete Hits <text:s/>(320)</text:p>
      <text:p text:style-name="P1">Cash, Johnny</text:p>
      <text:p text:style-name="P1"><text:s text:c="4"/>The Legendary <text:s/>Disc 1 <text:s/>(175v)</text:p>
      <text:p text:style-name="P1"><text:s text:c="4"/>The Legendary <text:s/>Disc 2 <text:s/>(185v)</text:p>
      <text:p text:style-name="P1">Chamillionaire</text:p>
      <text:p text:style-name="P1"><text:s text:c="4"/>The Sound of Revenge <text:s/>(200v)</text:p>
      <text:p text:style-name="P1">Charlie Johnson Quartet</text:p>
      <text:p text:style-name="P1"><text:s text:c="4"/>Moments Notice <text:s/>(192)</text:p>
      <text:p text:style-name="P1">Cheap Trick</text:p>
      <text:p text:style-name="P1"><text:s text:c="4"/>Greatest Hits <text:s/>(128)</text:p>
      <text:p text:style-name="P1">Cher</text:p>
      <text:p text:style-name="P1"><text:s text:c="4"/>Closer To The Truth Exclusive <text:s/>(259v)</text:p>
      <text:p text:style-name="P1">Chevelle</text:p>
      <text:p text:style-name="P1"><text:s text:c="4"/>Live From the Road <text:s/>(260v)</text:p>
      <text:p text:style-name="P1">Clapton, Eric</text:p>
      <text:p text:style-name="P1"><text:s text:c="4"/>Just One Night <text:s/>Disc 2 <text:s/>(128)</text:p>
      <text:p text:style-name="P1">Cliff, Jimmy</text:p>
      <text:p text:style-name="P1"><text:s text:c="4"/>In Concert The Best of Jimmy Cliff <text:s/>(160)</text:p>
      <text:p text:style-name="P1">Coldplay</text:p>
      <text:p text:style-name="P1"><text:s text:c="4"/>Live March-2005 <text:s/>(192)</text:p>
      <text:p text:style-name="P1"><text:s text:c="4"/>Parachutes <text:s/>(128)</text:p>
      <text:p text:style-name="P1">Collins, Phil</text:p>
      <text:p text:style-name="P1"><text:s text:c="4"/>(1987) 12''s <text:s/>(192)</text:p>
      <text:p text:style-name="P1"><text:s text:c="4"/>(1997) Live And Loose In Paris <text:s/>(192v)</text:p>
      <text:p text:style-name="P1"><text:s text:c="4"/>A Hot Night in Paris <text:s/>(192)</text:p>
      <text:p text:style-name="P1"><text:s text:c="4"/>Both Sides <text:s/>(190v)</text:p>
      <text:p text:style-name="P1"><text:s text:c="4"/>Dance into the Light <text:s/>(206v)</text:p>
      <text:p text:style-name="P1"><text:s text:c="4"/>Hello, I Must Be Going! <text:s/>(180v)</text:p>
      <text:p text:style-name="P1"><text:s text:c="4"/>Serious Hits...Live! <text:s/>(194v)</text:p>
      <text:p text:style-name="P1"><text:s text:c="4"/>The Platinum Colledtion <text:s/>Disc 1 <text:s/>(320)</text:p>
      <text:p text:style-name="P1"><text:s text:c="4"/>The Platinum Colledtion <text:s/>Disc 2 <text:s/>(320)</text:p>
      <text:p text:style-name="P2"><text:soft-page-break/>Collins, Phil (cont.)</text:p>
      <text:p text:style-name="P2"><text:s text:c="4"/>The Platinum Colledtion <text:s/>Disc 3 <text:s/>(320)</text:p>
      <text:p text:style-name="P1">Como, Perry</text:p>
      <text:p text:style-name="P1"><text:s text:c="4"/>Gold <text:s/>(128)</text:p>
      <text:p text:style-name="P1">Concrete <text:s/>Blonde</text:p>
      <text:p text:style-name="P1"><text:s text:c="4"/>Recollection <text:s/>The Best of Concrete Blonde <text:s/>(192)</text:p>
      <text:p text:style-name="P1">Connick, Harry Jr</text:p>
      <text:p text:style-name="P1"><text:s text:c="4"/>When Harry Met Sally <text:s/>(128)</text:p>
      <text:p text:style-name="P1">Cooper, Alice</text:p>
      <text:p text:style-name="P1"><text:s text:c="4"/>Greatest Hits <text:s/>(187v)</text:p>
      <text:p text:style-name="P1">Corrs, the</text:p>
      <text:p text:style-name="P1"><text:s text:c="4"/>Unplugged <text:s/>(320)</text:p>
      <text:p text:style-name="P1">Costello, Elvis</text:p>
      <text:p text:style-name="P1"><text:s text:c="4"/>The Best of Elvis Costello And The Attractions <text:s/>(128)</text:p>
      <text:p text:style-name="P1">Counting Crows</text:p>
      <text:p text:style-name="P1"><text:s text:c="4"/>August And Everything After <text:s/>(128)</text:p>
      <text:p text:style-name="P1">Cracker</text:p>
      <text:p text:style-name="P1"><text:s text:c="4"/>Cracker <text:s/>(192)</text:p>
      <text:p text:style-name="P1">Cranberries, the</text:p>
      <text:p text:style-name="P1"><text:s text:c="4"/>Everybody Else Is Doing It, So Why Can't We <text:s/>(128)</text:p>
      <text:p text:style-name="P1"><text:s text:c="4"/>No Need to Argue <text:s/>(320)</text:p>
      <text:p text:style-name="P1">Creed</text:p>
      <text:p text:style-name="P1"><text:s text:c="4"/>Full Circle <text:s/>(230v)</text:p>
      <text:p text:style-name="P1">Creedence Clearwater Revival</text:p>
      <text:p text:style-name="P1"><text:s text:c="4"/>Box Set Disc 1 <text:s/>(162v)</text:p>
      <text:p text:style-name="P1"><text:s text:c="4"/>Box Set Disc 2 <text:s/>(177v)</text:p>
      <text:p text:style-name="P1"><text:s text:c="4"/>Box Set Disc 3 <text:s/>(240v)</text:p>
      <text:p text:style-name="P1"><text:s text:c="4"/>Box Set Disc 4 <text:s/>(261v)</text:p>
      <text:p text:style-name="P1"><text:s text:c="4"/>Box Set Disc 5 <text:s/>(241v)</text:p>
      <text:p text:style-name="P1"><text:s text:c="4"/>Box Set Disc 6 <text:s/>(246v)</text:p>
      <text:p text:style-name="P1">Crosby, Stills &amp; Nash</text:p>
      <text:p text:style-name="P1"><text:s text:c="4"/>Crosby, Stills &amp; Nash <text:s/>(320)</text:p>
      <text:p text:style-name="P1"><text:s text:c="4"/>CSN <text:s/>(128)</text:p>
      <text:p text:style-name="P1">Crossfade</text:p>
      <text:p text:style-name="P1"><text:s text:c="4"/>Crossfade <text:s/>(260v)</text:p>
      <text:p text:style-name="P1">Crow, The</text:p>
      <text:p text:style-name="P1"><text:s text:c="4"/>The Crow <text:s/>(128)</text:p>
      <text:p text:style-name="P1">Crystal Method, the</text:p>
      <text:p text:style-name="P1"><text:s text:c="4"/>Vegas <text:s/>(320)</text:p>
      <text:p text:style-name="P1">Culture Club</text:p>
      <text:p text:style-name="P1"><text:s text:c="4"/>At Worst. . . the Best of Boy George and Culture Club <text:s/>(128)</text:p>
      <text:p text:style-name="P1">Cypress Hill</text:p>
      <text:p text:style-name="P1"><text:s text:c="4"/>Black Sunday <text:s/>(320)</text:p>
      <text:p text:style-name="P1">Cyrus, Miley</text:p>
      <text:p text:style-name="P1"><text:s text:c="4"/>Best Of Both Worlds Concert <text:s/>(219v)</text:p>
      <text:p text:style-name="P1"><text:s text:c="4"/>Breakout <text:s/>(320)</text:p>
      <text:p text:style-name="P1"><text:s text:c="4"/>Hannah Montana - The Soundtrack <text:s/>(250v)</text:p>
      <text:p text:style-name="P1"><text:s text:c="4"/>Hannah Montana 3 <text:s/>(256v)</text:p>
      <text:p text:style-name="P1"><text:s text:c="4"/>Hits Remixed <text:s/>(202v)</text:p>
      <text:p text:style-name="P1"><text:s text:c="4"/>Meet Miley Cyrus <text:s/>(128)</text:p>
      <text:p text:style-name="P1"><text:s text:c="4"/>Non-Stop Dance Party <text:s/>(320)</text:p>
      <text:p text:style-name="P1">Beethoven</text:p>
      <text:p text:style-name="P1"><text:s text:c="4"/>Beethoven Piano Sonatas (320)</text:p>
      <text:p text:style-name="P1">Mozart</text:p>
      <text:p text:style-name="P1"><text:s text:c="4"/>Mozart <text:s/>(128)</text:p>
      <text:p text:style-name="P1">Lewis Black</text:p>
      <text:p text:style-name="P1"><text:s text:c="4"/>End of the Universe <text:s/>(320)</text:p>
      <text:p text:style-name="P1"><text:s text:c="4"/>Rules of Enragement <text:s/>(128)</text:p>
      <text:p text:style-name="P1"><text:s text:c="4"/>The White Album <text:s/>(192)</text:p>
      <text:p text:style-name="P1">D.O.C, The</text:p>
      <text:p text:style-name="P1"><text:s text:c="4"/>No One Can Do It Better <text:s/>(128)</text:p>
      <text:p text:style-name="P1"/>
      <text:p text:style-name="P1">D12</text:p>
      <text:p text:style-name="P1"><text:s text:c="4"/>Devil's Night <text:s/>(128)</text:p>
      <text:p text:style-name="P1"><text:soft-page-break/>Dag Nasty</text:p>
      <text:p text:style-name="P1"><text:s text:c="4"/>1985 demo <text:s/>(192)</text:p>
      <text:p text:style-name="P1"><text:s text:c="4"/>85-86 <text:s/>(192)</text:p>
      <text:p text:style-name="P1"><text:s text:c="4"/>all ages show ep <text:s/>(128)</text:p>
      <text:p text:style-name="P1"><text:s text:c="4"/>can i say-remastered <text:s/>(192)</text:p>
      <text:p text:style-name="P1"><text:s text:c="4"/>field day <text:s/>(128)</text:p>
      <text:p text:style-name="P1"><text:s text:c="4"/>four on the floor <text:s/>(192)</text:p>
      <text:p text:style-name="P1"><text:s text:c="4"/>live at cbgb's 12.6.86 <text:s/>(192)</text:p>
      <text:p text:style-name="P1"><text:s text:c="4"/>live at city gardens 5-18-88 <text:s/>(160)</text:p>
      <text:p text:style-name="P1"><text:s text:c="4"/>live at hte brewery 07-08-86 <text:s/>(112)</text:p>
      <text:p text:style-name="P1"><text:s text:c="4"/>live at lupos 02-23-86 <text:s/>(112)</text:p>
      <text:p text:style-name="P1"><text:s text:c="4"/>minority of one <text:s/>(192)</text:p>
      <text:p text:style-name="P1"><text:s text:c="4"/>studio outtakes <text:s/>(192)</text:p>
      <text:p text:style-name="P1"><text:s text:c="4"/>trouble is ep <text:s/>(128)</text:p>
      <text:p text:style-name="P1"><text:s text:c="4"/>what if session 1991 <text:s/>(128)</text:p>
      <text:p text:style-name="P1"><text:s text:c="4"/>wig out at denkos-remastered <text:s/>(128)</text:p>
      <text:p text:style-name="P1">Damageplan</text:p>
      <text:p text:style-name="P1"><text:s text:c="4"/>New Found Power <text:s/>(235v)</text:p>
      <text:p text:style-name="P1">Damn Yankees</text:p>
      <text:p text:style-name="P1"><text:s text:c="4"/>Damn Yankees <text:s/>(128)</text:p>
      <text:p text:style-name="P1">Danzig</text:p>
      <text:p text:style-name="P1"><text:s text:c="4"/>Danzig II - Lucifuge <text:s/>(128)</text:p>
      <text:p text:style-name="P1">Dave Matthews Band</text:p>
      <text:p text:style-name="P1"><text:s text:c="4"/>Dave Matthews Band <text:s/>(128)</text:p>
      <text:p text:style-name="P1"><text:s text:c="4"/>Live at Luther College <text:s/>Disc 1 <text:s/>(128)</text:p>
      <text:p text:style-name="P1"><text:s text:c="4"/>Live at Luther College <text:s/>Disc 2 <text:s/>(128)</text:p>
      <text:p text:style-name="P1">Day the</text:p>
      <text:p text:style-name="P1"><text:s text:c="4"/>Babyface <text:s/>(192)</text:p>
      <text:p text:style-name="P1">Def Leppard</text:p>
      <text:p text:style-name="P1"><text:s text:c="4"/>Pyromania <text:s/>(128)</text:p>
      <text:p text:style-name="P1">Del Amitri</text:p>
      <text:p text:style-name="P1"><text:s text:c="4"/>Twisted <text:s/>(128)</text:p>
      <text:p text:style-name="P1">Deuter</text:p>
      <text:p text:style-name="P1"><text:s text:c="4"/>Land of Enchantment <text:s/>(128)</text:p>
      <text:p text:style-name="P1"><text:s text:c="4"/>Wind and Mountain <text:s/>(128)</text:p>
      <text:p text:style-name="P1">DIDO</text:p>
      <text:p text:style-name="P1"><text:s text:c="4"/>No Angel <text:s/>(128)</text:p>
      <text:p text:style-name="P1">Dire Straits</text:p>
      <text:p text:style-name="P1"><text:s text:c="4"/>Brothers In Arms <text:s/>(160)</text:p>
      <text:p text:style-name="P1">Disney</text:p>
      <text:p text:style-name="P1"><text:s text:c="4"/>Disney Mania 3 <text:s/>(128)</text:p>
      <text:p text:style-name="P1">DMX</text:p>
      <text:p text:style-name="P1"><text:s text:c="4"/>Flesh of My Flesh, Blood of My Blood <text:s/>(128)</text:p>
      <text:p text:style-name="P1">Doobie Brothers, The</text:p>
      <text:p text:style-name="P1"><text:s text:c="4"/>Very Best Of 1995 <text:s/>(320)</text:p>
      <text:p text:style-name="P1">Doors, the</text:p>
      <text:p text:style-name="P1"><text:s text:c="4"/>Absolutely Live <text:s/>(320)</text:p>
      <text:p text:style-name="P1">Dr Dre</text:p>
      <text:p text:style-name="P1"><text:s text:c="4"/>2001 <text:s/>(192)</text:p>
      <text:p text:style-name="P1">Drake</text:p>
      <text:p text:style-name="P1"><text:s text:c="4"/>Take Care <text:s/>(320)</text:p>
      <text:p text:style-name="P1">Duran Duran</text:p>
      <text:p text:style-name="P1"><text:s text:c="4"/>Arena - Live <text:s/>(192)</text:p>
      <text:p text:style-name="P1"><text:s text:c="4"/>Astronaut <text:s/>(160)</text:p>
      <text:p text:style-name="P1"><text:s text:c="4"/>Duran Duran <text:s/>(192)</text:p>
      <text:p text:style-name="P1"><text:s text:c="4"/>Liberty <text:s/>(192)</text:p>
      <text:p text:style-name="P1"><text:s text:c="4"/>Meddazzaland <text:s/>(256)</text:p>
      <text:p text:style-name="P1"><text:s text:c="4"/>Notorious <text:s/>(128)</text:p>
      <text:p text:style-name="P1"><text:s text:c="4"/>Pop Trash <text:s/>(192)</text:p>
      <text:p text:style-name="P1"><text:s text:c="4"/>Rio <text:s/>(192)</text:p>
      <text:p text:style-name="P1"><text:s text:c="4"/>Seven and The Ragged Tiger <text:s/>(192)</text:p>
      <text:p text:style-name="P1"><text:s text:c="4"/>Thank You <text:s/>(192)</text:p>
      <text:p text:style-name="P1"/>
      <text:p text:style-name="P1"/>
      <text:p text:style-name="P1"><text:soft-page-break/>Eagles</text:p>
      <text:p text:style-name="P1"><text:s text:c="4"/>Desperado <text:s/>(256)</text:p>
      <text:p text:style-name="P1"><text:s text:c="4"/>Eagles Live <text:s/>Disc 1 <text:s/>(192)</text:p>
      <text:p text:style-name="P1"><text:s text:c="4"/>Eagles Live <text:s/>Disc 2 <text:s/>(192)</text:p>
      <text:p text:style-name="P1"><text:s text:c="4"/>The Complete Greatest Hits <text:s/>Disc 1 <text:s/>(192)</text:p>
      <text:p text:style-name="P1"><text:s text:c="4"/>The Complete Greatest Hits <text:s/>Disc 2 <text:s/>(192)</text:p>
      <text:p text:style-name="P1">Eminem</text:p>
      <text:p text:style-name="P1"><text:s text:c="4"/>Curtain Call <text:s/>(192)</text:p>
      <text:p text:style-name="P1"><text:s text:c="4"/>Relapse <text:s/>(320)</text:p>
      <text:p text:style-name="P1"><text:s text:c="4"/>The Eminem Show <text:s/>(192)</text:p>
      <text:p text:style-name="P1">Encore</text:p>
      <text:p text:style-name="P1"><text:s text:c="4"/>Encore <text:s/>(192)</text:p>
      <text:p text:style-name="P1">Enigma</text:p>
      <text:p text:style-name="P1"><text:s text:c="4"/>Erotic Dreams 2005 <text:s/>(320)</text:p>
      <text:p text:style-name="P1"><text:s text:c="4"/>The Cross of Changes <text:s/>(320)</text:p>
      <text:p text:style-name="P1"><text:s text:c="4"/>The Greatest Hits <text:s/>(256)</text:p>
      <text:p text:style-name="P1">Enya</text:p>
      <text:p text:style-name="P1"><text:s text:c="4"/>The Memory of Trees <text:s/>(128)</text:p>
      <text:p text:style-name="P1">Etheridge, Melissa</text:p>
      <text:p text:style-name="P1"><text:s text:c="4"/>Melissa Etheridge <text:s/>(192)</text:p>
      <text:p text:style-name="P1">Evanescence</text:p>
      <text:p text:style-name="P1"><text:s text:c="4"/>Bring Me To Life ep <text:s/>(320)</text:p>
      <text:p text:style-name="P1"><text:s text:c="4"/>Fallen <text:s/>(128)</text:p>
      <text:p text:style-name="P1"><text:s text:c="4"/>Live In Cologne, Germany (10-17-2003) <text:s/>(192)</text:p>
      <text:p text:style-name="P1"><text:s text:c="4"/>My Immortal ep <text:s/>(192)</text:p>
      <text:p text:style-name="P1"><text:s text:c="4"/>Not For Your Ears <text:s/>(192)</text:p>
      <text:p text:style-name="P1"><text:s text:c="4"/>Ultra Rare Trax Vol 1 <text:s/>(192)</text:p>
      <text:p text:style-name="P1">Everclear</text:p>
      <text:p text:style-name="P1"><text:s text:c="4"/>So much for the afterglow <text:s/>(128)</text:p>
      <text:p text:style-name="P1">Everlast</text:p>
      <text:p text:style-name="P1"><text:s text:c="4"/>Eat at whitey's <text:s/>(192)</text:p>
      <text:p text:style-name="P1"><text:s text:c="4"/>Whitey Ford Sings the Blues <text:s/>(128)</text:p>
      <text:p text:style-name="P1">Fall, the</text:p>
      <text:p text:style-name="P1"><text:s text:c="4"/>The Unutterable <text:s/>(128)</text:p>
      <text:p text:style-name="P1">Fastball</text:p>
      <text:p text:style-name="P1"><text:s text:c="4"/>Make your mama proud <text:s/>(128)</text:p>
      <text:p text:style-name="P1">Fergie</text:p>
      <text:p text:style-name="P1"><text:s text:c="4"/>The Dutchess 2006 <text:s/>(192)</text:p>
      <text:p text:style-name="P1">Fiona Apple</text:p>
      <text:p text:style-name="P1"><text:s text:c="4"/>When the pawn <text:s/>(192)</text:p>
      <text:p text:style-name="P1">Five for Fighting</text:p>
      <text:p text:style-name="P1"><text:s text:c="4"/>bonus cd <text:s/>(175v)</text:p>
      <text:p text:style-name="P1"><text:s text:c="4"/>The Battle for Everything <text:s/>(196v)</text:p>
      <text:p text:style-name="P1">Foo Fighters</text:p>
      <text:p text:style-name="P1"><text:s text:c="4"/>There is nothing to lose <text:s/>(128)</text:p>
      <text:p text:style-name="P1">Ford, Colt</text:p>
      <text:p text:style-name="P1"><text:s text:c="4"/>Declaration of independence (Deluxe Edition) <text:s/>(320)</text:p>
      <text:p text:style-name="P1"><text:s text:c="4"/>Mud Digger 2010 <text:s/>(320)</text:p>
      <text:p text:style-name="P1"><text:s text:c="4"/>Mud Digger Vol 2 <text:s/>(153v)</text:p>
      <text:p text:style-name="P1"><text:s text:c="4"/>Mud Digger Vol 3 <text:s/>(320)</text:p>
      <text:p text:style-name="P1"><text:s text:c="4"/>Ride Through the Country 2008 <text:s/>(182v)</text:p>
      <text:p text:style-name="P1">Foreigner</text:p>
      <text:p text:style-name="P1"><text:s text:c="4"/>The Foreigner Anthology <text:s/>Disc 1 <text:s/>(128)</text:p>
      <text:p text:style-name="P1"><text:s text:c="4"/>The Foreigner Anthology <text:s/>Disc 2 <text:s/>(128)</text:p>
      <text:p text:style-name="P1">Fountains of Wayne</text:p>
      <text:p text:style-name="P1"><text:s text:c="4"/>Welcome Interstate Managers <text:s/>(192)</text:p>
      <text:p text:style-name="P1">FourPlay</text:p>
      <text:p text:style-name="P1"><text:s text:c="4"/>4 <text:s/>(128)</text:p>
      <text:p text:style-name="P1"><text:s text:c="4"/>Elixir <text:s/>(192)</text:p>
      <text:p text:style-name="P1">Franz Ferdinand</text:p>
      <text:p text:style-name="P1"><text:s text:c="4"/>Franz Ferdinand <text:s/>(320)</text:p>
      <text:p text:style-name="P1">Frey, Glenn</text:p>
      <text:p text:style-name="P1"><text:s text:c="4"/>Glenn Frey Live <text:s/>(320)</text:p>
      <text:p text:style-name="P1"/>
      <text:p text:style-name="P1"><text:soft-page-break/>Fugazi</text:p>
      <text:p text:style-name="P1"><text:s text:c="4"/>13 Songs <text:s/>(192)</text:p>
      <text:p text:style-name="P1">Future</text:p>
      <text:p text:style-name="P1"><text:s text:c="4"/>Pluto <text:s/>(320)</text:p>
      <text:p text:style-name="P1">G-Unit</text:p>
      <text:p text:style-name="P1"><text:s text:c="4"/>Beg For Mercy <text:s/>(192)</text:p>
      <text:p text:style-name="P1">G3</text:p>
      <text:p text:style-name="P1"><text:s text:c="4"/>Live In Concert <text:s/>(128)</text:p>
      <text:p text:style-name="P1">Gabbards, The</text:p>
      <text:p text:style-name="P1"><text:s text:c="4"/>Today is a Good Day <text:s/>(218v)</text:p>
      <text:p text:style-name="P1">Gabriel, Peter</text:p>
      <text:p text:style-name="P1"><text:s text:c="4"/>Car <text:s/>(320)</text:p>
      <text:p text:style-name="P1"><text:s text:c="4"/>Melt <text:s/>(320)</text:p>
      <text:p text:style-name="P1"><text:s text:c="4"/>Scratch <text:s/>(320)</text:p>
      <text:p text:style-name="P1"><text:s text:c="4"/>Secret World Live <text:s/>Disc 1 <text:s/>(128)</text:p>
      <text:p text:style-name="P1"><text:s text:c="4"/>Secret World Live <text:s/>Disc 2 <text:s/>(128)</text:p>
      <text:p text:style-name="P1"><text:s text:c="4"/>Security <text:s/>(320)</text:p>
      <text:p text:style-name="P1"><text:s text:c="4"/>Us <text:s/>(192)</text:p>
      <text:p text:style-name="P1">Genesis</text:p>
      <text:p text:style-name="P1"><text:s text:c="4"/>A Trick Of The Tail <text:s/>(196v)</text:p>
      <text:p text:style-name="P1"><text:s text:c="4"/>Abacab <text:s/>(192v)</text:p>
      <text:p text:style-name="P1"><text:s text:c="4"/>And Then There Were Three <text:s/>(185v)</text:p>
      <text:p text:style-name="P1"><text:s text:c="4"/>Calling All Stations <text:s/>(183v)</text:p>
      <text:p text:style-name="P1"><text:s text:c="4"/>Duke <text:s/>(204v)</text:p>
      <text:p text:style-name="P1"><text:s text:c="4"/>Foxtrot <text:s/>(192)</text:p>
      <text:p text:style-name="P1"><text:s text:c="4"/>From Genesis To Revelation <text:s/>(160)</text:p>
      <text:p text:style-name="P1"><text:s text:c="4"/>Invisible Touch <text:s/>(178v)</text:p>
      <text:p text:style-name="P1"><text:s text:c="4"/>Live <text:s/>(160)</text:p>
      <text:p text:style-name="P1"><text:s text:c="4"/>Nursery Cryme <text:s/>(192)</text:p>
      <text:p text:style-name="P1"><text:s text:c="4"/>Seconds Out <text:s/>Disc 1 <text:s/>(197v)</text:p>
      <text:p text:style-name="P1"><text:s text:c="4"/>Seconds Out <text:s/>Disc 2 <text:s/>(185v)</text:p>
      <text:p text:style-name="P1"><text:s text:c="4"/>Selling England By The Pound <text:s/>(160)</text:p>
      <text:p text:style-name="P1"><text:s text:c="4"/>The Lamb Lies Down On Broadway <text:s/>Disc 1 <text:s/>(192)</text:p>
      <text:p text:style-name="P1"><text:s text:c="4"/>The Lamb Lies Down On Broadway <text:s/>Disc 2 <text:s/>(192)</text:p>
      <text:p text:style-name="P1"><text:s text:c="4"/>The Way We Walk 1 (The Shorts) <text:s/>(171v)</text:p>
      <text:p text:style-name="P1"><text:s text:c="4"/>The Way We Walk 2 (The Longs) <text:s/>(177v)</text:p>
      <text:p text:style-name="P1"><text:s text:c="4"/>Trespass <text:s/>(192)</text:p>
      <text:p text:style-name="P1"><text:s text:c="4"/>Turn It On Again Best Of 81-83 <text:s/>(172v)</text:p>
      <text:p text:style-name="P1"><text:s text:c="4"/>Wind &amp; Wuthering <text:s/>(160)</text:p>
      <text:p text:style-name="P1">Gillespie, Dizzy</text:p>
      <text:p text:style-name="P1"><text:s text:c="4"/>The Gold Collection <text:s/>Disc 2 <text:s/>(320)</text:p>
      <text:p text:style-name="P1">Ginuwine</text:p>
      <text:p text:style-name="P1"><text:s text:c="4"/>100% Ginuwine <text:s/>(320)</text:p>
      <text:p text:style-name="P1"><text:s text:c="4"/>A Man's Thoughts <text:s/>(320)</text:p>
      <text:p text:style-name="P1"><text:s text:c="4"/>Back II Da Basics <text:s/>(320)</text:p>
      <text:p text:style-name="P1"><text:s text:c="4"/>Ginuwine...The Bachelor <text:s/>(320)</text:p>
      <text:p text:style-name="P1"><text:s text:c="4"/>I Apologize <text:s/>(320)</text:p>
      <text:p text:style-name="P1"><text:s text:c="4"/>The Life <text:s/>(320)</text:p>
      <text:p text:style-name="P1"><text:s text:c="4"/>The Senior <text:s/>(320)</text:p>
      <text:p text:style-name="P1">Global Journey</text:p>
      <text:p text:style-name="P1"><text:s text:c="4"/>Spirit of the Wolf <text:s/>(320)</text:p>
      <text:p text:style-name="P1">Goo goo dolls</text:p>
      <text:p text:style-name="P1"><text:s text:c="4"/>Dizzy up the girl <text:s/>(128)</text:p>
      <text:p text:style-name="P1"><text:s text:c="4"/>Live In Buffalo <text:s/>(242v)</text:p>
      <text:p text:style-name="P1"><text:s text:c="4"/>Superstar Car Wash <text:s/>(192)</text:p>
      <text:p text:style-name="P1">Grateful Dead</text:p>
      <text:p text:style-name="P1"><text:s text:c="4"/>Hundred Year Wall <text:s/>Disc 1 <text:s/>(192)</text:p>
      <text:p text:style-name="P1"><text:s text:c="4"/>Hundred Year Wall <text:s/>Disc 2 <text:s/>(192)</text:p>
      <text:p text:style-name="P1"><text:s text:c="4"/>Without a Net <text:s/>Disc 1 <text:s/>(128)</text:p>
      <text:p text:style-name="P1"><text:s text:c="4"/>Without A Net <text:s/>Disc 2 <text:s/>(128)</text:p>
      <text:p text:style-name="P1">Gray, David</text:p>
      <text:p text:style-name="P1"><text:s text:c="4"/>White Ladder <text:s/>(128)</text:p>
      <text:p text:style-name="P1"/>
      <text:p text:style-name="P1"/>
      <text:p text:style-name="P1"><text:soft-page-break/>Green Day</text:p>
      <text:p text:style-name="P1"><text:s text:c="4"/>1039 Smoothed Out And Slappy Hours <text:s/>(128)</text:p>
      <text:p text:style-name="P1"><text:s text:c="4"/>Dookie <text:s/>(128)</text:p>
      <text:p text:style-name="P1"><text:s text:c="4"/>Nimrod <text:s/>(128)</text:p>
      <text:p text:style-name="P1"><text:s text:c="4"/>Shenanigans <text:s/>(192)</text:p>
      <text:p text:style-name="P1"><text:s text:c="4"/>Warning <text:s/>(192)</text:p>
      <text:p text:style-name="P1">Guru</text:p>
      <text:p text:style-name="P1"><text:s text:c="4"/>Jazzmatazz Vol 1 <text:s/>(128)</text:p>
      <text:p text:style-name="P1"><text:s text:c="4"/>Jazzmatazz Vol 2 <text:s/>(128)</text:p>
      <text:p text:style-name="P1">Guy, Buddy</text:p>
      <text:p text:style-name="P1"><text:s text:c="4"/>Skin Deep <text:s/>(200v)</text:p>
      <text:p text:style-name="P1">Gyptian</text:p>
      <text:p text:style-name="P1"><text:s text:c="4"/>Gyptian Untitled Promo 2006 <text:s/>(128)</text:p>
      <text:p text:style-name="P1"><text:s text:c="4"/>My Name Is Gyptian <text:s/>(199v)</text:p>
      <text:p text:style-name="P1"><text:s text:c="4"/>The Best Of Gyptian <text:s/>(191v)</text:p>
      <text:p text:style-name="P1">Haley, Bill &amp; the Comets</text:p>
      <text:p text:style-name="P1"><text:s text:c="4"/>The Very Best Of Bill Haley &amp; The Comets <text:s/>(192)</text:p>
      <text:p text:style-name="P1">Hamilton, Anthony</text:p>
      <text:p text:style-name="P1"><text:s text:c="4"/>ITunes Originals <text:s/>(192)</text:p>
      <text:p text:style-name="P1"><text:s text:c="4"/>Nobody Else <text:s/>(192)</text:p>
      <text:p text:style-name="P1"><text:s text:c="4"/>Soulife <text:s/>(192)</text:p>
      <text:p text:style-name="P1"><text:s text:c="4"/>Southern Comfort <text:s/>(192)</text:p>
      <text:p text:style-name="P1"><text:s text:c="4"/>The Point of It All <text:s/>(171v)</text:p>
      <text:p text:style-name="P1">Hancock, Herbie</text:p>
      <text:p text:style-name="P1"><text:s text:c="4"/>Head Hunters <text:s/>(192)</text:p>
      <text:p text:style-name="P1">Harper, Ben</text:p>
      <text:p text:style-name="P1"><text:s text:c="4"/>Fight For Your Mind <text:s/>(128)</text:p>
      <text:p text:style-name="P1">Headley, Heather</text:p>
      <text:p text:style-name="P1"><text:s text:c="4"/>This Is Who I Am <text:s/>(128)</text:p>
      <text:p text:style-name="P1">Heart</text:p>
      <text:p text:style-name="P1"><text:s text:c="4"/>Bad Animals <text:s/>(128)</text:p>
      <text:p text:style-name="P1"><text:s text:c="4"/>Greatest Hits <text:s/>(192)</text:p>
      <text:p text:style-name="P1">Hendrix, Jimi</text:p>
      <text:p text:style-name="P1"><text:s text:c="4"/>The Jimi Hendrix Concerts <text:s/>(320)</text:p>
      <text:p text:style-name="P1">Highway Band, the</text:p>
      <text:p text:style-name="P1"><text:s text:c="4"/>Highway <text:s/>(128)</text:p>
      <text:p text:style-name="P1">Holiday, Billie</text:p>
      <text:p text:style-name="P1"><text:s text:c="4"/>The Great Billile Holiday <text:s/>(160)</text:p>
      <text:p text:style-name="P1">Holy Ghost</text:p>
      <text:p text:style-name="P1"><text:s text:c="4"/>Dynamics 2013 <text:s/>(320)</text:p>
      <text:p text:style-name="P1"><text:s text:c="4"/>Holy Ghost <text:s/>(320)</text:p>
      <text:p text:style-name="P1">Homunculus</text:p>
      <text:p text:style-name="P1"><text:s text:c="4"/>Homunculus <text:s/>(192)</text:p>
      <text:p text:style-name="P1">Hooker, John Lee</text:p>
      <text:p text:style-name="P1"><text:s text:c="4"/>The Very Best Of <text:s/>(320)</text:p>
      <text:p text:style-name="P1">Hornsby, Bruce &amp; The Range</text:p>
      <text:p text:style-name="P1"><text:s text:c="4"/>The Best of Bruce Hornsby <text:s/>(128)</text:p>
      <text:p text:style-name="P1"><text:s text:c="4"/>The Way It Is <text:s/>(128)</text:p>
      <text:p text:style-name="P1">Hothouse Flowers</text:p>
      <text:p text:style-name="P1"><text:s text:c="4"/>Home <text:s/>(128)</text:p>
      <text:p text:style-name="P1"><text:s text:c="4"/>People <text:s/>(128)</text:p>
      <text:p text:style-name="P1">Ice-T</text:p>
      <text:p text:style-name="P1"><text:s text:c="4"/>Power <text:s/>(174v)</text:p>
      <text:p text:style-name="P1">Idol, Billy</text:p>
      <text:p text:style-name="P1"><text:s text:c="4"/>Rebel Yell <text:s/>(128)</text:p>
      <text:p text:style-name="P1"><text:s text:c="4"/>Vital Idol <text:s/>(128)</text:p>
      <text:p text:style-name="P1">Iglesias, Enrique</text:p>
      <text:p text:style-name="P1"><text:s text:c="4"/>Escape <text:s/>(320)</text:p>
      <text:p text:style-name="P1">Imbruglia, Natalie</text:p>
      <text:p text:style-name="P1"><text:s text:c="4"/>Left Of The Middle <text:s/>(192)</text:p>
      <text:p text:style-name="P1">Indigo Girls</text:p>
      <text:p text:style-name="P1"><text:s text:c="4"/>Indigo Girls <text:s/>(128)</text:p>
      <text:p text:style-name="P1"/>
      <text:p text:style-name="P1"/>
      <text:p text:style-name="P1"><text:soft-page-break/>Insane Clown Posse</text:p>
      <text:p text:style-name="P1"><text:s text:c="4"/>The Great Milenko <text:s/>(233v)</text:p>
      <text:p text:style-name="P1">INXS</text:p>
      <text:p text:style-name="P1"><text:s text:c="4"/>Live Baby Live <text:s/>(128)</text:p>
      <text:p text:style-name="P1">IQ Dark Matter</text:p>
      <text:p text:style-name="P1"><text:s text:c="4"/>Dark Matter (2004) <text:s/>(201v)</text:p>
      <text:p text:style-name="P1">Isaacs, Gregory</text:p>
      <text:p text:style-name="P1"><text:s text:c="4"/>Night Nurse <text:s/>(192)</text:p>
      <text:p text:style-name="P1">Jackson, Michael</text:p>
      <text:p text:style-name="P1"><text:s text:c="4"/>Number Ones <text:s/>(192)</text:p>
      <text:p text:style-name="P1">Jaheim</text:p>
      <text:p text:style-name="P1"><text:s text:c="4"/>Another Round <text:s/>(flac&amp;195v)</text:p>
      <text:p text:style-name="P1"><text:s text:c="4"/>Ghetto Classics [Clean] <text:s/>(320)</text:p>
      <text:p text:style-name="P1"><text:s text:c="4"/>Ghetto Love <text:s/>(320)</text:p>
      <text:p text:style-name="P1"><text:s text:c="4"/>Still Ghetto [Clean] <text:s/>(320)</text:p>
      <text:p text:style-name="P1">Jamiroquai</text:p>
      <text:p text:style-name="P1"><text:s text:c="4"/>Different Sounds, The Remixes <text:s/>(192)</text:p>
      <text:p text:style-name="P1"><text:s text:c="4"/>Emergency On Planet Earth <text:s/>(192)</text:p>
      <text:p text:style-name="P1"><text:s text:c="4"/>Synkronised <text:s/>(192)</text:p>
      <text:p text:style-name="P1"><text:s text:c="4"/>The Return Of The Space Cowboy <text:s/>(192)</text:p>
      <text:p text:style-name="P1">Jane's Addiction</text:p>
      <text:p text:style-name="P1"><text:s text:c="4"/>Kettle Whistle <text:s/>(128)</text:p>
      <text:p text:style-name="P1"><text:s text:c="4"/>Nothing's Shocking <text:s/>(320)</text:p>
      <text:p text:style-name="P1"><text:s text:c="4"/>Ritual De Lo Habitual <text:s/>(128)</text:p>
      <text:p text:style-name="P1">Jason Bonham Band</text:p>
      <text:p text:style-name="P1"><text:s text:c="4"/>In the Name of My Father - The Zepset <text:s/>(128)</text:p>
      <text:p text:style-name="P1">Jay-Z</text:p>
      <text:p text:style-name="P1"><text:s text:c="4"/>Blueprint <text:s/>Disc 1 <text:s/>(192)</text:p>
      <text:p text:style-name="P1"><text:s text:c="4"/>Blueprint <text:s/>Disc 2 <text:s/>(192)</text:p>
      <text:p text:style-name="P1"><text:s text:c="4"/>Life and Times of S. Carter <text:s/>(192)</text:p>
      <text:p text:style-name="P1"><text:s text:c="4"/>The Blueprint III <text:s/>(320)</text:p>
      <text:p text:style-name="P1">Jennings, Lyfe</text:p>
      <text:p text:style-name="P1"><text:s text:c="4"/>Lyfe 268-192 <text:s/>(192)</text:p>
      <text:p text:style-name="P1">Jewel</text:p>
      <text:p text:style-name="P1"><text:s text:c="4"/>Pieces Of You <text:s/>(128)</text:p>
      <text:p text:style-name="P1">Joe</text:p>
      <text:p text:style-name="P1"><text:s text:c="4"/>Ain't Nothin' Like Me <text:s/>(176v)</text:p>
      <text:p text:style-name="P1"><text:s text:c="4"/>All That I Am <text:s/>(192)</text:p>
      <text:p text:style-name="P1"><text:s text:c="4"/>And Then <text:s/>(192)</text:p>
      <text:p text:style-name="P1"><text:s text:c="4"/>Better Days <text:s/>(128)</text:p>
      <text:p text:style-name="P1"><text:s text:c="4"/>Everything <text:s/>(256)</text:p>
      <text:p text:style-name="P1"><text:s text:c="4"/>My Name Is Joe <text:s/>(192)</text:p>
      <text:p text:style-name="P1">Joel, Billy</text:p>
      <text:p text:style-name="P1"><text:s text:c="4"/>52nd Street <text:s/>(320)</text:p>
      <text:p text:style-name="P1"><text:s text:c="4"/>Glass houses <text:s/>(320)</text:p>
      <text:p text:style-name="P1">John, Elton</text:p>
      <text:p text:style-name="P1"><text:s text:c="4"/>Greatest Hits 1976-1986 <text:s/>(128)</text:p>
      <text:p text:style-name="P1"><text:s text:c="4"/>Love Songs <text:s/>(128)</text:p>
      <text:p text:style-name="P1">Johnson, Eric</text:p>
      <text:p text:style-name="P1"><text:s text:c="4"/>Ah Via Musicom <text:s/>(128)</text:p>
      <text:p text:style-name="P1">Johnson, John</text:p>
      <text:p text:style-name="P1"><text:s text:c="4"/>In Between Dreams <text:s/>(192)</text:p>
      <text:p text:style-name="P1"><text:s text:c="4"/>On and On <text:s/>(192)</text:p>
      <text:p text:style-name="P1">Jon B</text:p>
      <text:p text:style-name="P1"><text:s text:c="4"/>Bonafide <text:s/>(192)</text:p>
      <text:p text:style-name="P1"><text:s text:c="4"/>Cool Relax <text:s/>(192)</text:p>
      <text:p text:style-name="P1"><text:s text:c="4"/>Pleasures U Like <text:s/>(192)</text:p>
      <text:p text:style-name="P1"><text:s text:c="4"/>Stronger Everyday <text:s/>(192)</text:p>
      <text:p text:style-name="P1">Jon Spencer Blues Explosion</text:p>
      <text:p text:style-name="P1"><text:s text:c="4"/>ACME <text:s/>(128)</text:p>
      <text:p text:style-name="P1">Jones, Jesus</text:p>
      <text:p text:style-name="P1"><text:s text:c="4"/>Doubt <text:s/>(128)</text:p>
      <text:p text:style-name="P1"/>
      <text:p text:style-name="P1"/>
      <text:p text:style-name="P1"><text:soft-page-break/>Jones, Norah</text:p>
      <text:p text:style-name="P1"><text:s text:c="4"/>Come Away With Me <text:s/>(320)</text:p>
      <text:p text:style-name="P1"><text:s text:c="4"/>Feels Like Home <text:s/>(192)</text:p>
      <text:p text:style-name="P1">Jones, Quincy</text:p>
      <text:p text:style-name="P1"><text:s text:c="4"/>Big Band Bossa Nova <text:s/>(256)</text:p>
      <text:p text:style-name="P1"><text:s text:c="4"/>Q- Soul Bossa Nostra <text:s/>(320)</text:p>
      <text:p text:style-name="P1"><text:s text:c="4"/>The Best <text:s/>(192)</text:p>
      <text:p text:style-name="P1">Journey</text:p>
      <text:p text:style-name="P1"><text:s text:c="4"/>Captured - live album <text:s/>(320)</text:p>
      <text:p text:style-name="P1"><text:s text:c="4"/>Departure <text:s/>(191v)</text:p>
      <text:p text:style-name="P1"><text:s text:c="4"/>Escape <text:s/>(169v)</text:p>
      <text:p text:style-name="P1"><text:s text:c="4"/>Evolution <text:s/>(160)</text:p>
      <text:p text:style-name="P1"><text:s text:c="4"/>Infinity <text:s/>(160)</text:p>
      <text:p text:style-name="P1">Julianna Hatfield 3</text:p>
      <text:p text:style-name="P1"><text:s text:c="4"/>Become What You Are <text:s/>(128)</text:p>
      <text:p text:style-name="P1">Kelly, R</text:p>
      <text:p text:style-name="P1"><text:s text:c="4"/>Chocolate Factory <text:s/>(192)</text:p>
      <text:p text:style-name="P1"><text:s text:c="4"/>The Ribbon &amp; Blues Collection Vol 1 <text:s/>Disc 1 <text:s/>(192)</text:p>
      <text:p text:style-name="P1"><text:s text:c="4"/>The Ribbon &amp; Blues Collection Vol 1 <text:s/>Disc 2 <text:s/>(192)</text:p>
      <text:p text:style-name="P1">Kesha</text:p>
      <text:p text:style-name="P1"><text:s text:c="4"/>Cannibal Deluxe Edition <text:s/>(192v)</text:p>
      <text:p text:style-name="P1">Kid Bop Kids</text:p>
      <text:p text:style-name="P1"><text:s text:c="4"/>Kidz Bop Vol 8 <text:s/>(128)</text:p>
      <text:p text:style-name="P1">Kid Rock</text:p>
      <text:p text:style-name="P1"><text:s text:c="4"/>The History of Rock <text:s/>(320)</text:p>
      <text:p text:style-name="P1">Kilar, Wojciech</text:p>
      <text:p text:style-name="P1"><text:s text:c="4"/>Bram Stoker's Dracula [Bonus Track] <text:s/>(320)</text:p>
      <text:p text:style-name="P1">Killswitch Engage</text:p>
      <text:p text:style-name="P1"><text:s text:c="4"/>Alive or Just Breathing <text:s/>(260v)</text:p>
      <text:p text:style-name="P1"><text:s text:c="4"/>As Daylight Dies <text:s/>(260v)</text:p>
      <text:p text:style-name="P1"><text:s text:c="4"/>The End of Heartache <text:s/>(260v)</text:p>
      <text:p text:style-name="P1">King, B B</text:p>
      <text:p text:style-name="P1"><text:s text:c="4"/>Blues on the Bayou <text:s/>(128)</text:p>
      <text:p text:style-name="P1"><text:s text:c="4"/>Deuces Wild <text:s/>(128)</text:p>
      <text:p text:style-name="P1">Kingston, Sean</text:p>
      <text:p text:style-name="P1"><text:s text:c="4"/>Sean Kingston <text:s/>(192)</text:p>
      <text:p text:style-name="P1">Kinsey Report, The</text:p>
      <text:p text:style-name="P1"><text:s text:c="4"/>Smoke and Steel <text:s/>(128)</text:p>
      <text:p text:style-name="P1">Knopfler, Mark</text:p>
      <text:p text:style-name="P1"><text:s text:c="4"/>Shangri-La <text:s/>(192)</text:p>
      <text:p text:style-name="P1"><text:s text:c="4"/>The Ragpicker's Dream <text:s/>(192)</text:p>
      <text:p text:style-name="P1">Korn</text:p>
      <text:p text:style-name="P1"><text:s text:c="4"/>Greatest Hits <text:s/>Vol 1 <text:s/>(128)</text:p>
      <text:p text:style-name="P1"><text:s text:c="4"/>Soundgarden A-Sides <text:s/>(320)</text:p>
      <text:p text:style-name="P1">Krauss, Alison</text:p>
      <text:p text:style-name="P1"><text:s text:c="4"/>Essential Alison Krauss <text:s/>(320)</text:p>
      <text:p text:style-name="P1"><text:s text:c="4"/>Now That Ive Found You <text:s/>(320)</text:p>
      <text:p text:style-name="P1">Kravitz, Lenny</text:p>
      <text:p text:style-name="P1"><text:s text:c="4"/>Are You Gonna Go My Way (Vinyl) Bonus CD <text:s/>(128)</text:p>
      <text:p text:style-name="P1"><text:s text:c="4"/>Greatest Hits <text:s/>(128)</text:p>
      <text:p text:style-name="P1"><text:s text:c="4"/>Mama Said <text:s/>(128)</text:p>
      <text:p text:style-name="P1">Lacs</text:p>
      <text:p text:style-name="P1"><text:s text:c="4"/>Country Boy's Paradise <text:s/>(270v)</text:p>
      <text:p text:style-name="P1"><text:s text:c="4"/>Lacology <text:s/>(171v)</text:p>
      <text:p text:style-name="P1">Lennon, John</text:p>
      <text:p text:style-name="P1"><text:s text:c="4"/>Imagine <text:s/>(192)</text:p>
      <text:p text:style-name="P1"><text:s text:c="4"/>Lennon Legend - The Very Best of John Lennon <text:s/>(128)</text:p>
      <text:p text:style-name="P1">LeVert, Gerald</text:p>
      <text:p text:style-name="P1"><text:s text:c="4"/>Best Of <text:s/>Disc 1 <text:s/>(256)</text:p>
      <text:p text:style-name="P1"><text:s text:c="4"/>Best Of <text:s/>Disc 2 <text:s/>(256)</text:p>
      <text:p text:style-name="P1"><text:s text:c="4"/>Do I Speak for the World <text:s/>(256)</text:p>
      <text:p text:style-name="P1"><text:s text:c="4"/>Father &amp; Son <text:s/>(256)</text:p>
      <text:p text:style-name="P1"><text:s text:c="4"/>For Real Tho' <text:s/>(256)</text:p>
      <text:p text:style-name="P1"><text:s text:c="4"/>G <text:s/>(256)</text:p>
      <text:p text:style-name="P1"><text:soft-page-break/>LeVert, Gerald (cont.)</text:p>
      <text:p text:style-name="P1"><text:s text:c="4"/>Gerald's World <text:s/>(256)</text:p>
      <text:p text:style-name="P1"><text:s text:c="4"/>Groove On <text:s/>(256)</text:p>
      <text:p text:style-name="P1"><text:s text:c="4"/>Just Coolin' <text:s/>(256)</text:p>
      <text:p text:style-name="P1"><text:s text:c="4"/>Love &amp; Consequences <text:s/>(256)</text:p>
      <text:p text:style-name="P1"><text:s text:c="4"/>Private Line <text:s/>(256)</text:p>
      <text:p text:style-name="P1"><text:s text:c="4"/>Rope a Dope Style <text:s/>(256)</text:p>
      <text:p text:style-name="P1"><text:s text:c="4"/>Stroke of Genius <text:s/>(256)</text:p>
      <text:p text:style-name="P1"><text:s text:c="4"/>the g spot <text:s/>(256)</text:p>
      <text:p text:style-name="P1"><text:s text:c="4"/>Throwdown <text:s/>(256)</text:p>
      <text:p text:style-name="P1"><text:s text:c="4"/>Voices <text:s/>(256)</text:p>
      <text:p text:style-name="P1"><text:s text:c="4"/>Whole Scenario <text:s/>(256)</text:p>
      <text:p text:style-name="P1">Lifehouse</text:p>
      <text:p text:style-name="P1"><text:s text:c="4"/>No Name Face <text:s/>(128)</text:p>
      <text:p text:style-name="P1">Lil Wayne</text:p>
      <text:p text:style-name="P1"><text:s text:c="4"/>I Am Not a Human Being <text:s/>(128)</text:p>
      <text:p text:style-name="P1"><text:s text:c="4"/>Tha Carter III (Deluxe Revised) <text:s/>(320)</text:p>
      <text:p text:style-name="P1"><text:s text:c="4"/>Tha Carter IV (Deluxe Edition) <text:s/>(320)</text:p>
      <text:p text:style-name="P1">Limp Bizkit</text:p>
      <text:p text:style-name="P1"><text:s text:c="4"/>Results May Vary <text:s/>(192)</text:p>
      <text:p text:style-name="P1"><text:s text:c="4"/>Significant Other <text:s/>(192)</text:p>
      <text:p text:style-name="P1">Linkin Park</text:p>
      <text:p text:style-name="P1"><text:s text:c="4"/>Meterora <text:s/>(192)</text:p>
      <text:p text:style-name="P1">Lit</text:p>
      <text:p text:style-name="P1"><text:s text:c="4"/>Place in the sun <text:s/>(128)</text:p>
      <text:p text:style-name="P1">Litte Feat</text:p>
      <text:p text:style-name="P1"><text:s text:c="4"/>Waiting For Columbus <text:s/>(128)</text:p>
      <text:p text:style-name="P1">Live</text:p>
      <text:p text:style-name="P1"><text:s text:c="4"/>Mental Jewelry <text:s/>(128)</text:p>
      <text:p text:style-name="P1">Los Lobos</text:p>
      <text:p text:style-name="P1"><text:s text:c="4"/>Colossal Head <text:s/>(192)</text:p>
      <text:p text:style-name="P1"><text:s text:c="4"/>How Will The Wolf Survive <text:s/>(186v)</text:p>
      <text:p text:style-name="P1">Love and Rockets</text:p>
      <text:p text:style-name="P1"><text:s text:c="4"/>Love And Rockets <text:s/>(128)</text:p>
      <text:p text:style-name="P1">Loverboy</text:p>
      <text:p text:style-name="P1"><text:s text:c="4"/>Big Ones <text:s/>(128)</text:p>
      <text:p text:style-name="P1">LSG</text:p>
      <text:p text:style-name="P1"><text:s text:c="4"/>LSG <text:s/>(256)</text:p>
      <text:p text:style-name="P1"><text:s text:c="4"/>LSG2 <text:s/>(256)</text:p>
      <text:p text:style-name="P1">Ludacris</text:p>
      <text:p text:style-name="P1"><text:s text:c="4"/>Back For The First Time <text:s/>(320)</text:p>
      <text:p text:style-name="P1"><text:s text:c="4"/>Battle Of The Sexes <text:s/>(320)</text:p>
      <text:p text:style-name="P1"><text:s text:c="4"/>Chicken &amp; Beer <text:s/>(320)</text:p>
      <text:p text:style-name="P1"><text:s text:c="4"/>Release Therapy <text:s/>(320)</text:p>
      <text:p text:style-name="P1"><text:s text:c="4"/>The Red Light District <text:s/>(320)</text:p>
      <text:p text:style-name="P1"><text:s text:c="4"/>Word Of Mouf <text:s/>(320)</text:p>
      <text:p text:style-name="P1">Madonna</text:p>
      <text:p text:style-name="P1"><text:s text:c="4"/>Greatest Hits Vol 2 <text:s/>(160)</text:p>
      <text:p text:style-name="P1"><text:s text:c="4"/>Like A Prayer <text:s/>(128)</text:p>
      <text:p text:style-name="P1"><text:s text:c="4"/>Madonna <text:s/>(128)</text:p>
      <text:p text:style-name="P1">Malmsteen, Yngwie</text:p>
      <text:p text:style-name="P1"><text:s text:c="4"/>Fire And Ice <text:s/>(320)</text:p>
      <text:p text:style-name="P1">Maranatha Group</text:p>
      <text:p text:style-name="P1"><text:s text:c="4"/>Family Devotions <text:s/>(128)</text:p>
      <text:p text:style-name="P1">Marley, Bob</text:p>
      <text:p text:style-name="P1"><text:s text:c="4"/>Babylon By Bus <text:s/>(128)</text:p>
      <text:p text:style-name="P1"><text:s text:c="4"/>Burrin <text:s/>(128)</text:p>
      <text:p text:style-name="P1"><text:s text:c="4"/>Catch The fire <text:s/>(128)</text:p>
      <text:p text:style-name="P1"><text:s text:c="4"/>Confrontation <text:s/>(128)</text:p>
      <text:p text:style-name="P1"><text:s text:c="4"/>Legend <text:s/>(320)</text:p>
      <text:p text:style-name="P1"><text:s text:c="4"/>Live <text:s/>(128)</text:p>
      <text:p text:style-name="P1"><text:s text:c="4"/>Natty Dread <text:s/>(128)</text:p>
      <text:p text:style-name="P1"><text:s text:c="4"/>Natural Mystic <text:s/>(160)</text:p>
      <text:p text:style-name="P1"><text:s text:c="4"/>Talkin' Blues <text:s/>(128)</text:p>
      <text:p text:style-name="P1"><text:soft-page-break/>Marley, Ziggy</text:p>
      <text:p text:style-name="P1"><text:s text:c="4"/>Conscious Party <text:s/>(192)</text:p>
      <text:p text:style-name="P1"><text:s text:c="4"/>Fallen is Babylon <text:s/>(128)</text:p>
      <text:p text:style-name="P1"><text:s text:c="4"/>Joy and Blues <text:s/>(128)</text:p>
      <text:p text:style-name="P1"><text:s text:c="4"/>One Bright Day <text:s/>(192)</text:p>
      <text:p text:style-name="P1">Maroon 5</text:p>
      <text:p text:style-name="P1"><text:s text:c="4"/>Songs About Jane <text:s/>(128)</text:p>
      <text:p text:style-name="P1">Matchbox 20</text:p>
      <text:p text:style-name="P1"><text:s text:c="4"/>More than you think you are <text:s/>(192)</text:p>
      <text:p text:style-name="P1">Mathematics</text:p>
      <text:p text:style-name="P1"><text:s text:c="4"/>Soul of a Man 2006 <text:s/>Disc 1 <text:s/>(150v)</text:p>
      <text:p text:style-name="P1"><text:s text:c="4"/>Soul of a Man 2006 <text:s/>Disc 2 <text:s/>(129v)</text:p>
      <text:p text:style-name="P1">Maxwell</text:p>
      <text:p text:style-name="P1"><text:s text:c="4"/>Embrya <text:s/>(192)</text:p>
      <text:p text:style-name="P1"><text:s text:c="4"/>Maxwell's Urban Hang Suite <text:s/>(128)</text:p>
      <text:p text:style-name="P1"><text:s text:c="4"/>MTV Unplugged <text:s/>(192)</text:p>
      <text:p text:style-name="P1"><text:s text:c="4"/>Now <text:s/>(231v)</text:p>
      <text:p text:style-name="P1">Mayer, John</text:p>
      <text:p text:style-name="P1"><text:s text:c="4"/>Room For Squares <text:s/>(191v)</text:p>
      <text:p text:style-name="P1">Mayfield, Curtis</text:p>
      <text:p text:style-name="P1"><text:s text:c="4"/>The Very Best Of Curtis Mayfield <text:s/>(128)</text:p>
      <text:p text:style-name="P1">Mazzy Star</text:p>
      <text:p text:style-name="P1"><text:s text:c="4"/>She Hangs Brightly <text:s/>(128)</text:p>
      <text:p text:style-name="P1">McKenzie, Bob &amp; Doug</text:p>
      <text:p text:style-name="P1"><text:s text:c="4"/>Great White North <text:s/>(128)</text:p>
      <text:p text:style-name="P1">McLachlan, Sarah</text:p>
      <text:p text:style-name="P1"><text:s text:c="4"/>Surfacing <text:s/>(192)</text:p>
      <text:p text:style-name="P1">Meat Loaf</text:p>
      <text:p text:style-name="P1"><text:s text:c="4"/>Bat Out Of Hell <text:s/>(192)</text:p>
      <text:p text:style-name="P1">Mejia, Lewis</text:p>
      <text:p text:style-name="P1"><text:s text:c="4"/>Alegria <text:s/>(128)</text:p>
      <text:p text:style-name="P1">Mellencamp, John Cougar</text:p>
      <text:p text:style-name="P1"><text:s text:c="4"/>Greatest Hits Disc 1 <text:s/>(192)</text:p>
      <text:p text:style-name="P1"><text:s text:c="4"/>Greatest Hits Disc 2 <text:s/>(192)</text:p>
      <text:p text:style-name="P1">Men at work</text:p>
      <text:p text:style-name="P1"><text:s text:c="4"/>Contraband <text:s/>(128)</text:p>
      <text:p text:style-name="P1">Mercy Me</text:p>
      <text:p text:style-name="P1"><text:s text:c="4"/>Almost There <text:s/>(128)</text:p>
      <text:p text:style-name="P1">Metallica</text:p>
      <text:p text:style-name="P1"><text:s text:c="4"/>Garage Inc <text:s/>Disc 1 <text:s/>(128)</text:p>
      <text:p text:style-name="P1"><text:s text:c="4"/>Garage Inc <text:s/>Disc 2 <text:s/>(128)</text:p>
      <text:p text:style-name="P1"><text:s text:c="4"/>Kill 'Em All <text:s/>(128)</text:p>
      <text:p text:style-name="P1">Miller, Mac</text:p>
      <text:p text:style-name="P1"><text:s text:c="4"/>Best Day Ever <text:s/>(256)</text:p>
      <text:p text:style-name="P1">Minaj, Nicki</text:p>
      <text:p text:style-name="P1"><text:s text:c="4"/>Pink Friday <text:s/>(320)</text:p>
      <text:p text:style-name="P1"><text:s text:c="4"/>Pink Friday - Roman Reloaded <text:s/>(320)</text:p>
      <text:p text:style-name="P1">Ministry</text:p>
      <text:p text:style-name="P1"><text:s text:c="4"/>Land of Rape and Honey <text:s/>(128)</text:p>
      <text:p text:style-name="P1"><text:s text:c="4"/>The Mind is a Terrible Thing to Taste <text:s/>(128)</text:p>
      <text:p text:style-name="P1">Minor Threat</text:p>
      <text:p text:style-name="P1"><text:s text:c="4"/>First Demo Tape 2003 <text:s/>(192)</text:p>
      <text:p text:style-name="P1">Mint Condition</text:p>
      <text:p text:style-name="P1"><text:s text:c="4"/>Definition of a Band <text:s/>(320)</text:p>
      <text:p text:style-name="P1"><text:s text:c="4"/>E-Life <text:s/>(320)</text:p>
      <text:p text:style-name="P1"><text:s text:c="4"/>From the Mint Factory <text:s/>(320)</text:p>
      <text:p text:style-name="P1"><text:s text:c="4"/>Life's Aquarium <text:s/>(320)</text:p>
      <text:p text:style-name="P1"><text:s text:c="4"/>Live from the 9-30 Club <text:s/>(128)</text:p>
      <text:p text:style-name="P1"><text:s text:c="4"/>Livin' the Luxury Brown <text:s/>(320)</text:p>
      <text:p text:style-name="P1"><text:s text:c="4"/>Meant to Be Mint <text:s/>(320)</text:p>
      <text:p text:style-name="P1"><text:s text:c="4"/>The Collection - 1991-1998 <text:s/>(187v)</text:p>
      <text:p text:style-name="P1">Money, Eddie</text:p>
      <text:p text:style-name="P1"><text:s text:c="4"/>Greatest Hits (Sound Of Money) <text:s/>(128)</text:p>
      <text:p text:style-name="P1"/>
      <text:p text:style-name="P1"><text:soft-page-break/>Moody Blues</text:p>
      <text:p text:style-name="P1"><text:s text:c="4"/>A Night at Red Rocks <text:s/>(128)</text:p>
      <text:p text:style-name="P1"><text:s text:c="4"/>Greatest Hits <text:s/>(128)</text:p>
      <text:p text:style-name="P1"><text:s text:c="4"/>Legend of a Band <text:s/>(320)</text:p>
      <text:p text:style-name="P1">Moore, Gary</text:p>
      <text:p text:style-name="P1"><text:s text:c="4"/>Back To The Blues <text:s/>(128)</text:p>
      <text:p text:style-name="P1">Morissette, Alanis</text:p>
      <text:p text:style-name="P1"><text:s text:c="4"/>MTV Unplugged <text:s/>(128)</text:p>
      <text:p text:style-name="P1">Morphine</text:p>
      <text:p text:style-name="P1"><text:s text:c="4"/>Cure For Pain <text:s/>(128)</text:p>
      <text:p text:style-name="P1">Morrison, Van</text:p>
      <text:p text:style-name="P1"><text:s text:c="4"/>Blowin' Your Mind <text:s/>(192)</text:p>
      <text:p text:style-name="P1"><text:s text:c="4"/>It's Too Late To Stop Now <text:s/>Disc 1 <text:s/>(128)</text:p>
      <text:p text:style-name="P1"><text:s text:c="4"/>It's Too Late To Stop Now <text:s/>Disc 2 <text:s/>(160)</text:p>
      <text:p text:style-name="P1"><text:s text:c="4"/>Pure <text:s/>(192)</text:p>
      <text:p text:style-name="P1"><text:s text:c="4"/>Tupelo Honey <text:s/>(192)</text:p>
      <text:p text:style-name="P1">Motley Crue</text:p>
      <text:p text:style-name="P1"><text:s text:c="4"/>Girls, Girls, Girls <text:s/>(128)</text:p>
      <text:p text:style-name="P1"><text:s text:c="4"/>Shout at the Devil <text:s/>(128)</text:p>
      <text:p text:style-name="P1"><text:s text:c="4"/>Theatre Of Pain <text:s/>(128)</text:p>
      <text:p text:style-name="P1">Myles, Alannah</text:p>
      <text:p text:style-name="P1"><text:s text:c="4"/>Alannah Myles <text:s/>(128)</text:p>
      <text:p text:style-name="P1">N.W.A</text:p>
      <text:p text:style-name="P1"><text:s text:c="4"/>Niggaz 4 Life <text:s/>(128)</text:p>
      <text:p text:style-name="P1">Nakai, R Carlos</text:p>
      <text:p text:style-name="P1"><text:s text:c="4"/>Ancestral Voices <text:s/>(128)</text:p>
      <text:p text:style-name="P1"><text:s text:c="4"/>Canyon Trilogy <text:s/>(128)</text:p>
      <text:p text:style-name="P1"><text:s text:c="4"/>Carry The Gift <text:s/>(128)</text:p>
      <text:p text:style-name="P1">Nelly</text:p>
      <text:p text:style-name="P1"><text:s text:c="4"/>5.0 Deluxe Edition <text:s/>(320)</text:p>
      <text:p text:style-name="P1"><text:s text:c="4"/>Brass Knuckles <text:s/>(320)</text:p>
      <text:p text:style-name="P1"><text:s text:c="4"/>Country Grammar <text:s/>(320)</text:p>
      <text:p text:style-name="P1"><text:s text:c="4"/>Da Derrty Versions - The Reinvention <text:s/>(320)</text:p>
      <text:p text:style-name="P1"><text:s text:c="4"/>Nellyville <text:s/>(320)</text:p>
      <text:p text:style-name="P1"><text:s text:c="4"/>Suit <text:s/>(320)</text:p>
      <text:p text:style-name="P1"><text:s text:c="4"/>Sweat <text:s/>(320)</text:p>
      <text:p text:style-name="P1">Nelson, Willie</text:p>
      <text:p text:style-name="P1"><text:s text:c="4"/>Greatest Hits (And Some that Will Be) <text:s/>(128)</text:p>
      <text:p text:style-name="P1">NeverShoutNever!</text:p>
      <text:p text:style-name="P1"><text:s text:c="4"/>Demo-shmemo</text:p>
      <text:p text:style-name="P1"><text:s text:c="4"/>Harmony</text:p>
      <text:p text:style-name="P1"><text:s text:c="4"/>Me &amp; My Uke</text:p>
      <text:p text:style-name="P1"><text:s text:c="4"/>Melody EP</text:p>
      <text:p text:style-name="P1"><text:s text:c="4"/>Self Titiled</text:p>
      <text:p text:style-name="P1"><text:s text:c="4"/>The Summer EP</text:p>
      <text:p text:style-name="P1"><text:s text:c="4"/>The Yippee EP</text:p>
      <text:p text:style-name="P1"><text:s text:c="4"/>Trouble</text:p>
      <text:p text:style-name="P1"><text:s text:c="4"/>What is Love</text:p>
      <text:p text:style-name="P1">Neville Brothers, the</text:p>
      <text:p text:style-name="P1"><text:s text:c="4"/>Yellow Moon <text:s/>(192)</text:p>
      <text:p text:style-name="P1">New Radicals</text:p>
      <text:p text:style-name="P1"><text:s text:c="4"/>Maybe You've Been Brainwashed Too <text:s/>(128)</text:p>
      <text:p text:style-name="P1">Nickelback</text:p>
      <text:p text:style-name="P1"><text:s text:c="4"/>Master Mixes <text:s/>(128)</text:p>
      <text:p text:style-name="P1"><text:s text:c="4"/>The Long Road <text:s/>(flac &amp; 192)</text:p>
      <text:p text:style-name="P1">Nieves, Tito</text:p>
      <text:p text:style-name="P1"><text:s text:c="4"/>I Like it Like That <text:s/>(320)</text:p>
      <text:p text:style-name="P1">Night Ranger</text:p>
      <text:p text:style-name="P1"><text:s text:c="4"/>Dawn Patrol <text:s/>(128)</text:p>
      <text:p text:style-name="P1">Nine Inch Nails</text:p>
      <text:p text:style-name="P1"><text:s text:c="4"/>Broken <text:s/>(320)</text:p>
      <text:p text:style-name="P1"><text:s text:c="4"/>Fragile Disc 1 Left <text:s/>(192)</text:p>
      <text:p text:style-name="P1"><text:s text:c="4"/>Fragile Disc 2 Right <text:s/>(192)</text:p>
      <text:p text:style-name="P1"><text:s text:c="4"/>The Best of Nine Inch Nails <text:s/>(256v)</text:p>
      <text:p text:style-name="P1"><text:soft-page-break/>Nirvana</text:p>
      <text:p text:style-name="P1"><text:s text:c="4"/>Coma-Live Bootleg Feb 1994 <text:s/>(128)</text:p>
      <text:p text:style-name="P1"><text:s text:c="4"/>From The Muddy Banks of the Wishkah <text:s/>(128)</text:p>
      <text:p text:style-name="P1"><text:s text:c="4"/>Unplugged <text:s/>(128)</text:p>
      <text:p text:style-name="P1">No Doubt</text:p>
      <text:p text:style-name="P1"><text:s text:c="4"/>Return of Saturn <text:s/>(192)</text:p>
      <text:p text:style-name="P1">Notorious B I G</text:p>
      <text:p text:style-name="P1"><text:s text:c="4"/>Born Again <text:s/>(192)</text:p>
      <text:p text:style-name="P1">O'Connor, Sinead</text:p>
      <text:p text:style-name="P1"><text:s text:c="4"/>I Do Not Want What I Haven't Got <text:s/>(128)</text:p>
      <text:p text:style-name="P1">Oasis</text:p>
      <text:p text:style-name="P1"><text:s text:c="4"/>Heathen Chemistry <text:s/>(160)</text:p>
      <text:p text:style-name="P1"><text:s text:c="4"/>Standing on the shoulders of giants <text:s/>(192)</text:p>
      <text:p text:style-name="P1">Offspring</text:p>
      <text:p text:style-name="P1"><text:s text:c="4"/>Americana <text:s/>(160)</text:p>
      <text:p text:style-name="P1"><text:s text:c="4"/>Conspiracy of one <text:s/>(192)</text:p>
      <text:p text:style-name="P1"><text:s text:c="4"/>Ignition <text:s/>(128)</text:p>
      <text:p text:style-name="P1"><text:s text:c="4"/>Offspring <text:s/>(128)</text:p>
      <text:p text:style-name="P1"><text:s text:c="4"/>Smash <text:s/>(320)</text:p>
      <text:p text:style-name="P1">Ol' Dirty Bastard</text:p>
      <text:p text:style-name="P1"><text:s text:c="4"/>Nigga Please <text:s/>(128)</text:p>
      <text:p text:style-name="P1">Old 97's</text:p>
      <text:p text:style-name="P1"><text:s text:c="4"/>Too Far To Care <text:s/>(128)</text:p>
      <text:p text:style-name="P1">Osbourne, Ozzy</text:p>
      <text:p text:style-name="P1"><text:s text:c="4"/>The Ultimate Sin <text:s/>(320)</text:p>
      <text:p text:style-name="P1">Owl City</text:p>
      <text:p text:style-name="P1"><text:s text:c="4"/>Ocean Eyes <text:s/>(256)</text:p>
      <text:p text:style-name="P1">Pantera</text:p>
      <text:p text:style-name="P1"><text:s text:c="4"/>Far Beyond Driven <text:s/>(128)</text:p>
      <text:p text:style-name="P1">Parker, Graham</text:p>
      <text:p text:style-name="P1"><text:s text:c="4"/>The Mona Lisa's Sister <text:s/>(128)</text:p>
      <text:p text:style-name="P1">Paul, Sean</text:p>
      <text:p text:style-name="P1"><text:s text:c="4"/>Dutty Rock <text:s/>(192)</text:p>
      <text:p text:style-name="P1">Pearl Jam</text:p>
      <text:p text:style-name="P1"><text:s text:c="4"/>Jeremy (UK) <text:s/>(192)</text:p>
      <text:p text:style-name="P1">Penguins, the</text:p>
      <text:p text:style-name="P1"><text:s text:c="4"/>Earth Angel <text:s/>(128)</text:p>
      <text:p text:style-name="P1">Pet Shop Boys</text:p>
      <text:p text:style-name="P1"><text:s text:c="4"/>Please <text:s/>(320)</text:p>
      <text:p text:style-name="P1">Phillips, John</text:p>
      <text:p text:style-name="P1"><text:s text:c="4"/>John The Wolfking Of L.A <text:s/>(192)</text:p>
      <text:p text:style-name="P1">Phish</text:p>
      <text:p text:style-name="P1"><text:s text:c="4"/>Hoist <text:s/>(128)</text:p>
      <text:p text:style-name="P1"><text:s text:c="4"/>Junta <text:s/>Disk 1 <text:s/>(192)</text:p>
      <text:p text:style-name="P1"><text:s text:c="4"/>Junta <text:s/>Disk 2 <text:s/>(192)</text:p>
      <text:p text:style-name="P1"><text:s text:c="4"/>Lawn Boy <text:s/>(128)</text:p>
      <text:p text:style-name="P1"><text:s text:c="4"/>Live Phish 18 - Bomb Factory-Dallas <text:s/>Disc 1 <text:s/>(192)</text:p>
      <text:p text:style-name="P1"><text:s text:c="4"/>Live Phish 18 - Bomb Factory-Dallas <text:s/>Disc 2 <text:s/>(192)</text:p>
      <text:p text:style-name="P1"><text:s text:c="4"/>Rift <text:s/>(192)</text:p>
      <text:p text:style-name="P1"><text:s text:c="4"/>Slip Stich and Pass <text:s/>(192)</text:p>
      <text:p text:style-name="P1"><text:s text:c="4"/>The Story of Ghost <text:s/>(192)</text:p>
      <text:p text:style-name="P1">Pogues, the</text:p>
      <text:p text:style-name="P1"><text:s text:c="4"/>If I should Fall From Grace with God <text:s/>(192)</text:p>
      <text:p text:style-name="P1"><text:s text:c="4"/>Rum Sodomy &amp; The Lash <text:s/>(236v)</text:p>
      <text:p text:style-name="P1"><text:s text:c="4"/>The Rest Of The Best <text:s/>(179v)</text:p>
      <text:p text:style-name="P1"><text:s text:c="4"/>Very Best of the Pogues <text:s/>(320)</text:p>
      <text:p text:style-name="P1">Poi Dog Pondering</text:p>
      <text:p text:style-name="P1"><text:s text:c="4"/>In Seed Comes Fruit <text:s/>(192)</text:p>
      <text:p text:style-name="P1"><text:s text:c="4"/>Liquid White Light <text:s/>Disc 1 <text:s/>(128)</text:p>
      <text:p text:style-name="P1"><text:s text:c="4"/>Liquid White Light <text:s/>Disc 2 <text:s/>(128)</text:p>
      <text:p text:style-name="P1"><text:s text:c="4"/>Poi Dog Pondering <text:s/>(128)</text:p>
      <text:p text:style-name="P1"><text:s text:c="4"/>Volo Volo <text:s/>(128)</text:p>
      <text:p text:style-name="P1">Pointer Sisters, the</text:p>
      <text:p text:style-name="P1"><text:s text:c="4"/>Greatest Hits <text:s/>(197v)</text:p>
      <text:p text:style-name="P1"><text:soft-page-break/>Police</text:p>
      <text:p text:style-name="P1"><text:s text:c="4"/>Outlandos d'Amour <text:s/>(128)</text:p>
      <text:p text:style-name="P1"><text:s text:c="4"/>Syncronicity <text:s/>(180v)</text:p>
      <text:p text:style-name="P1">Porno For Pyros</text:p>
      <text:p text:style-name="P1"><text:s text:c="4"/>Good God's Urge <text:s/>(128)</text:p>
      <text:p text:style-name="P1">Presley, Elvis</text:p>
      <text:p text:style-name="P1"><text:s text:c="4"/>The Story Continues <text:s/>(126v)</text:p>
      <text:p text:style-name="P1">Pretty Ricky</text:p>
      <text:p text:style-name="P1"><text:s text:c="4"/>Bluestars <text:s/>(205v)</text:p>
      <text:p text:style-name="P1">Primus</text:p>
      <text:p text:style-name="P1"><text:s text:c="4"/>Sailing the Seas of Cheese <text:s/>(320)</text:p>
      <text:p text:style-name="P1">Prince</text:p>
      <text:p text:style-name="P1"><text:s text:c="4"/>Musicology <text:s/>(192)</text:p>
      <text:p text:style-name="P1"><text:s text:c="4"/>The Hits 1 <text:s/>(160)</text:p>
      <text:p text:style-name="P1">Probot</text:p>
      <text:p text:style-name="P1"><text:s text:c="4"/>Probot <text:s/>(128)</text:p>
      <text:p text:style-name="P1">Prodigy</text:p>
      <text:p text:style-name="P1"><text:s text:c="4"/>The fat of the land <text:s/>(128)</text:p>
      <text:p text:style-name="P1">Public Enemy</text:p>
      <text:p text:style-name="P1"><text:s text:c="4"/>Fear Of A Black Planet <text:s/>(192v)</text:p>
      <text:p text:style-name="P1"><text:s text:c="4"/>New Whirl Odor <text:s/>(159v)</text:p>
      <text:p text:style-name="P1"><text:s text:c="4"/>Rebirth Of A Nation <text:s/>(171v)</text:p>
      <text:p text:style-name="P1"><text:s text:c="4"/>Respect The Legends Mix Series <text:s/>(245v)</text:p>
      <text:p text:style-name="P1"><text:s text:c="4"/>Revolverlution <text:s/>(192)</text:p>
      <text:p text:style-name="P1"><text:s text:c="4"/>There's a Poison Goin' On <text:s/>(128)</text:p>
      <text:p text:style-name="P1"><text:s text:c="4"/>Yo! Bum Rush the Show <text:s/>(226v)</text:p>
      <text:p text:style-name="P1">Puddle of Mudd</text:p>
      <text:p text:style-name="P1"><text:s text:c="4"/>Come clean <text:s/>(192)</text:p>
      <text:p text:style-name="P1"><text:s text:c="4"/>Life On Display <text:s/>(192)</text:p>
      <text:p text:style-name="P1">Queen</text:p>
      <text:p text:style-name="P1"><text:s text:c="4"/>Flash Gordon <text:s/>(128)</text:p>
      <text:p text:style-name="P1"><text:s text:c="4"/>Greatest Hits II <text:s/>(320)</text:p>
      <text:p text:style-name="P1"><text:s text:c="4"/>Hot space <text:s/>(128)</text:p>
      <text:p text:style-name="P1"><text:s text:c="4"/>In Nuce <text:s/>(192)</text:p>
      <text:p text:style-name="P1"><text:s text:c="4"/>Innuendo <text:s/>(128)</text:p>
      <text:p text:style-name="P1"><text:s text:c="4"/>Jazz <text:s/>(128)</text:p>
      <text:p text:style-name="P1"><text:s text:c="4"/>Made In Heaven <text:s/>(128)</text:p>
      <text:p text:style-name="P1"><text:s text:c="4"/>News of the world <text:s/>(128)</text:p>
      <text:p text:style-name="P1"><text:s text:c="4"/>The Game <text:s/>(128)</text:p>
      <text:p text:style-name="P1"><text:s text:c="4"/>The works <text:s/>(128)</text:p>
      <text:p text:style-name="P1">R.E.M.</text:p>
      <text:p text:style-name="P1"><text:s text:c="4"/>Dead Letter Office <text:s/>(128)</text:p>
      <text:p text:style-name="P1"><text:s text:c="4"/>Eponymous <text:s/>(128)</text:p>
      <text:p text:style-name="P1"><text:s text:c="4"/>Fables of the Reconstruction <text:s/>(128)</text:p>
      <text:p text:style-name="P1"><text:s text:c="4"/>Up <text:s/>(128)</text:p>
      <text:p text:style-name="P1">Radiohead</text:p>
      <text:p text:style-name="P1"><text:s text:c="4"/>In Rainbows <text:s/>Disc 2 <text:s/>(320)</text:p>
      <text:p text:style-name="P1">Rage Against The Machine</text:p>
      <text:p text:style-name="P1"><text:s text:c="4"/>Battle of LA <text:s/>(192)</text:p>
      <text:p text:style-name="P1"><text:s text:c="4"/>Evil Empire <text:s/>(128)</text:p>
      <text:p text:style-name="P1">Randolph, Robert</text:p>
      <text:p text:style-name="P1"><text:s text:c="4"/>Colorblind <text:s/>(160)</text:p>
      <text:p text:style-name="P1">Reese, Don</text:p>
      <text:p text:style-name="P1"><text:s text:c="4"/>Go Change Your Pants <text:s/>(128)</text:p>
      <text:p text:style-name="P1">Rich, Buddy</text:p>
      <text:p text:style-name="P1"><text:s text:c="4"/>The Roar of '74 <text:s/>(128)</text:p>
      <text:p text:style-name="P1">Richie, Lionel &amp; The Commodores</text:p>
      <text:p text:style-name="P1"><text:s text:c="4"/>The Definative Collection <text:s/>Disc 1 <text:s/>(128)</text:p>
      <text:p text:style-name="P1"><text:s text:c="4"/>The Definative Collection <text:s/>Disc 2 <text:s/>(128)</text:p>
      <text:p text:style-name="P1">Rihanna</text:p>
      <text:p text:style-name="P1"><text:s text:c="4"/>Good Girl Gone Bad <text:s/>(192)</text:p>
      <text:p text:style-name="P1"><text:s text:c="4"/>Loud Deluxe with 5 Bonus Tracks <text:s/>(320)</text:p>
      <text:p text:style-name="P1">Rise Against</text:p>
      <text:p text:style-name="P1"><text:s text:c="4"/>The Sufferer &amp; the Witness <text:s/>(260v)</text:p>
      <text:p text:style-name="P1"><text:soft-page-break/>Robertson. Robbie</text:p>
      <text:p text:style-name="P1"><text:s text:c="4"/>Fallen Angel <text:s/>(128)</text:p>
      <text:p text:style-name="P1"><text:s text:c="4"/>Storyville <text:s/>(128)</text:p>
      <text:p text:style-name="P1">Rolling Stones</text:p>
      <text:p text:style-name="P1"><text:s text:c="4"/>Beggars Banquet <text:s/>(192)</text:p>
      <text:p text:style-name="P1"><text:s text:c="4"/>Black And Blue <text:s/>(192)</text:p>
      <text:p text:style-name="P1"><text:s text:c="4"/>December's Children (and everybody's) <text:s/>(192)</text:p>
      <text:p text:style-name="P1"><text:s text:c="4"/>Emotional Rescue <text:s/>(192)</text:p>
      <text:p text:style-name="P1"><text:s text:c="4"/>Flowers <text:s/>(122v)</text:p>
      <text:p text:style-name="P1"><text:s text:c="4"/>Goats Head Soup <text:s/>(192)</text:p>
      <text:p text:style-name="P1"><text:s text:c="4"/>It's Only Rock'n Roll <text:s/>(192)</text:p>
      <text:p text:style-name="P1"><text:s text:c="4"/>Love You Live <text:s/>Disc 1 <text:s/>(128)</text:p>
      <text:p text:style-name="P1"><text:s text:c="4"/>Love You Live <text:s/>Disc 2 <text:s/>(128)</text:p>
      <text:p text:style-name="P1"><text:s text:c="4"/>Out Of Our Heads <text:s/>(192)</text:p>
      <text:p text:style-name="P1"><text:s text:c="4"/>Still Life <text:s/>(192)</text:p>
      <text:p text:style-name="P1"><text:s text:c="4"/>Tattoo You <text:s/>(192)</text:p>
      <text:p text:style-name="P1"><text:s text:c="4"/>The Rolling Stones <text:s/>(192)</text:p>
      <text:p text:style-name="P1"><text:s text:c="4"/>The Rolling Stones, Now! <text:s/>(192)</text:p>
      <text:p text:style-name="P1"><text:s text:c="4"/>Their Satanic Majesties Request <text:s/>(192)</text:p>
      <text:p text:style-name="P1"><text:s text:c="4"/>Undercover <text:s/>(192)</text:p>
      <text:p text:style-name="P1">Roxy Music</text:p>
      <text:p text:style-name="P1"><text:s text:c="4"/>Avalon <text:s/>(320)</text:p>
      <text:p text:style-name="P1">Rush</text:p>
      <text:p text:style-name="P1"><text:s text:c="4"/>Chronicles <text:s/>Disc 1 <text:s/>(128)</text:p>
      <text:p text:style-name="P1"><text:s text:c="4"/>Chronicles <text:s/>Disc 2 <text:s/>(128)</text:p>
      <text:p text:style-name="P1"><text:s text:c="4"/>Different Stages - Greatest Hits <text:s/>Disc 1 <text:s/>(224)</text:p>
      <text:p text:style-name="P1"><text:s text:c="4"/>Different Stages - Greatest Hits <text:s/>Disc 2 <text:s/>(224)</text:p>
      <text:p text:style-name="P1"><text:s text:c="4"/>Different Stages - Greatest Hits <text:s/>Disc 3 <text:s/>(224)</text:p>
      <text:p text:style-name="P1"><text:s text:c="4"/>The Spirit of Radio - Greatest Hits <text:s/>(320)</text:p>
      <text:p text:style-name="P1">Rusted Root</text:p>
      <text:p text:style-name="P1"><text:s text:c="4"/>Rusted Root <text:s/>(128)</text:p>
      <text:p text:style-name="P1">Samples, the</text:p>
      <text:p text:style-name="P1"><text:s text:c="4"/>The Samples <text:s/>(128)</text:p>
      <text:p text:style-name="P1">Santos, Romeo</text:p>
      <text:p text:style-name="P1"><text:s text:c="4"/>Formula Vol 1 <text:s/>(320)</text:p>
      <text:p text:style-name="P1">Satriani, Joe</text:p>
      <text:p text:style-name="P1"><text:s text:c="4"/>Strange Beautiful Music <text:s/>(192)</text:p>
      <text:p text:style-name="P1"><text:s text:c="4"/>Surfing with the alien <text:s/>(128)</text:p>
      <text:p text:style-name="P1"><text:s text:c="4"/>Time Machine <text:s/>Disc 1 1993 <text:s/>(256)</text:p>
      <text:p text:style-name="P1">Semisonic</text:p>
      <text:p text:style-name="P1"><text:s text:c="4"/>All about chemistry <text:s/>(192)</text:p>
      <text:p text:style-name="P1">Shatner, William</text:p>
      <text:p text:style-name="P1"><text:s text:c="4"/>Has Been <text:s/>(256)</text:p>
      <text:p text:style-name="P1">Sick Puppies</text:p>
      <text:p text:style-name="P1"><text:s text:c="4"/>Dressed Up As Life <text:s/>(298v)</text:p>
      <text:p text:style-name="P1"><text:s text:c="4"/>Fly - Misc <text:s/>(128)</text:p>
      <text:p text:style-name="P1"><text:s text:c="4"/>Welcome To The Real World <text:s/>(192)</text:p>
      <text:p text:style-name="P1">Silverchair</text:p>
      <text:p text:style-name="P1"><text:s text:c="4"/>Neon ballroom <text:s/>(160)</text:p>
      <text:p text:style-name="P1">Simon, Paul</text:p>
      <text:p text:style-name="P1"><text:s text:c="4"/>Negotiations And Love Songs 1971-1986 <text:s/>(128)</text:p>
      <text:p text:style-name="P1"><text:s text:c="4"/>Songs From The Capeman <text:s/>(216v)</text:p>
      <text:p text:style-name="P1">Sister Hazel</text:p>
      <text:p text:style-name="P1"><text:s text:c="4"/>Somewhere More Familiar <text:s/>(128)</text:p>
      <text:p text:style-name="P1">Sister Sledge</text:p>
      <text:p text:style-name="P1"><text:s text:c="4"/>The Definitive Groove Collection <text:s/>Disc 1 <text:s/>(182v)</text:p>
      <text:p text:style-name="P1"><text:s text:c="4"/>The Definitive Groove Collection <text:s/>Disc 2 <text:s/>(182v)</text:p>
      <text:p text:style-name="P1">Slayer</text:p>
      <text:p text:style-name="P1"><text:s text:c="4"/>South Of Heaven <text:s/>(128)</text:p>
      <text:p text:style-name="P1">Smashing pumpkins</text:p>
      <text:p text:style-name="P1"><text:s text:c="4"/>Machina 2 Friends and Enemys of Music <text:s/>Disc 1 <text:s/>(96)</text:p>
      <text:p text:style-name="P1"><text:s text:c="4"/>Machina 2 Friends and Enemys of Music <text:s/>Disc 2 <text:s/>(96)</text:p>
      <text:p text:style-name="P1"><text:s text:c="4"/>Rotton Apples <text:s/>(192)</text:p>
      <text:p text:style-name="P1"><text:s text:c="4"/>Smashing pumpkins <text:s/>(128)</text:p>
      <text:p text:style-name="P1"><text:soft-page-break/>Soundgarden</text:p>
      <text:p text:style-name="P1"><text:s text:c="4"/>Badmotorfinger <text:s/>(128)</text:p>
      <text:p text:style-name="P1">Soup Dragons, the</text:p>
      <text:p text:style-name="P1"><text:s text:c="4"/>LoveGod <text:s/>(256)</text:p>
      <text:p text:style-name="P1">Spears, Britney</text:p>
      <text:p text:style-name="P1"><text:s text:c="4"/>Circus (UK Deluxe Edition 2008) <text:s/>(m4a alac)</text:p>
      <text:p text:style-name="P1">Springsteen, Bruce</text:p>
      <text:p text:style-name="P1"><text:s text:c="4"/>The Essential Bruce Springsteen <text:s/>Disc 1 <text:s/>(204v)</text:p>
      <text:p text:style-name="P1"><text:s text:c="4"/>The Essential Bruce Springsteen <text:s/>Disc 2 <text:s/>(276v)</text:p>
      <text:p text:style-name="P1"><text:s text:c="4"/>The Essential Bruce Springsteen <text:s/>Disc 3 <text:s/>(211v)</text:p>
      <text:p text:style-name="P1"><text:s text:c="4"/>The Seeger Sessions <text:s/>(192)</text:p>
      <text:p text:style-name="P1">Stewart, Rod</text:p>
      <text:p text:style-name="P1"><text:s text:c="4"/>The Great American Songbook Part 2 <text:s/>(192)</text:p>
      <text:p text:style-name="P1">Stone Temple Pilots</text:p>
      <text:p text:style-name="P1"><text:s text:c="4"/>12 Gracious Melodies <text:s/>(128)</text:p>
      <text:p text:style-name="P1"><text:s text:c="4"/>4 <text:s/>(192)</text:p>
      <text:p text:style-name="P1"><text:s text:c="4"/>Core <text:s/>(128)</text:p>
      <text:p text:style-name="P1">Streetlight Manifesto</text:p>
      <text:p text:style-name="P1"><text:s text:c="4"/>Keasbey Nights <text:s/>(229v)</text:p>
      <text:p text:style-name="P1">Strokes, the</text:p>
      <text:p text:style-name="P1"><text:s text:c="4"/>Is This It <text:s/>(192)</text:p>
      <text:p text:style-name="P1"><text:s text:c="4"/>Room On Fire <text:s/>(192)</text:p>
      <text:p text:style-name="P1">Styx</text:p>
      <text:p text:style-name="P1"><text:s text:c="4"/>Cyclorama <text:s/>(192)</text:p>
      <text:p text:style-name="P1"><text:s text:c="4"/>Kilroy was here <text:s/>(128)</text:p>
      <text:p text:style-name="P1"><text:s text:c="4"/>Paradise Theater <text:s/>(256)</text:p>
      <text:p text:style-name="P1">Subdudes, the</text:p>
      <text:p text:style-name="P1"><text:s text:c="4"/>The Subdudes <text:s/>(192)</text:p>
      <text:p text:style-name="P1">Sublime</text:p>
      <text:p text:style-name="P1"><text:s text:c="4"/>40 oz To Freedom <text:s/>(192)</text:p>
      <text:p text:style-name="P1"><text:s text:c="4"/>Acoustic Bradley Nowell and Friends <text:s/>(160)</text:p>
      <text:p text:style-name="P1"><text:s text:c="4"/>Misc LIVE+Acoustic+Extras <text:s/>(128)</text:p>
      <text:p text:style-name="P1"><text:s text:c="4"/>Robbin' The Hood <text:s/>(192)</text:p>
      <text:p text:style-name="P1"><text:s text:c="4"/>Second Hand Smoke <text:s/>(233v)</text:p>
      <text:p text:style-name="P1"><text:s text:c="4"/>Sinsemilla <text:s/>(192)</text:p>
      <text:p text:style-name="P1"><text:s text:c="4"/>Stand by Your Van LIVE <text:s/>(160)</text:p>
      <text:p text:style-name="P1">Sugar Ray</text:p>
      <text:p text:style-name="P1"><text:s text:c="4"/>1459 <text:s/>(128)</text:p>
      <text:p text:style-name="P1"><text:s text:c="4"/>Floored <text:s/>(128)</text:p>
      <text:p text:style-name="P1">Swingfield Big Band, The</text:p>
      <text:p text:style-name="P1"><text:s text:c="4"/>Big Band Swing <text:s/>(206v)</text:p>
      <text:p text:style-name="P1">System of a down</text:p>
      <text:p text:style-name="P1"><text:s text:c="4"/>Hypnotize <text:s/>(128)</text:p>
      <text:p text:style-name="P1"><text:s text:c="4"/>System of a down <text:s/>(192)</text:p>
      <text:p text:style-name="P1"><text:s text:c="4"/>Toxicity <text:s/>(160)</text:p>
      <text:p text:style-name="P1">Soundtracks Various Artists</text:p>
      <text:p text:style-name="P1"><text:s text:c="4"/>(1998) Tarzan OST <text:s/>(215v)</text:p>
      <text:p text:style-name="P1"><text:s text:c="4"/>(1998) Tarzan OST Deutsch <text:s/>(160)</text:p>
      <text:p text:style-name="P1"><text:s text:c="4"/>(1998) Tarzan OST Italiano <text:s/>(mpc)</text:p>
      <text:p text:style-name="P1"><text:s text:c="4"/>(2004) Brother Bear OST <text:s/>(192)</text:p>
      <text:p text:style-name="P1"><text:s text:c="4"/>(2004) Bären Brüder OST <text:s/>(192)</text:p>
      <text:p text:style-name="P1"><text:s text:c="4"/>American Pie <text:s/>(96)</text:p>
      <text:p text:style-name="P1"><text:s text:c="4"/>Blues Brothers, the <text:s/>(128)</text:p>
      <text:p text:style-name="P1"><text:s text:c="4"/>Disney's Greatest Hits <text:s/>Disc 1 <text:s/>(128)</text:p>
      <text:p text:style-name="P1"><text:s text:c="4"/>Disney's Greatest Hits <text:s/>Disc 2 <text:s/>(128)</text:p>
      <text:p text:style-name="P1"><text:s text:c="4"/>Disney's Greatest Hits <text:s/>Disc 3 <text:s/>(128)</text:p>
      <text:p text:style-name="P1"><text:s text:c="4"/>Don Juan DeMarco <text:s/>(128)</text:p>
      <text:p text:style-name="P1"><text:s text:c="4"/>End of Days <text:s/>(192)</text:p>
      <text:p text:style-name="P1"><text:s text:c="4"/>Get Rich Or Die Tryin' <text:s/>(128)</text:p>
      <text:p text:style-name="P1"><text:s text:c="4"/>Grey's Anatomy Vol 2 <text:s/>(192)</text:p>
      <text:p text:style-name="P1"><text:s text:c="4"/>Hustle &amp; Flow <text:s/>(320)</text:p>
      <text:p text:style-name="P1"><text:s text:c="4"/>Mission impossible 2 <text:s/>(128)</text:p>
      <text:p text:style-name="P1"><text:s text:c="4"/>Mo' Better Blues <text:s/>(160)</text:p>
      <text:p text:style-name="P1"><text:s text:c="4"/>Pirates of Caribbean <text:s/>(192)</text:p>
      <text:p text:style-name="P1"><text:soft-page-break/>Soundtracks Various Artists (cont.)</text:p>
      <text:p text:style-name="P1"><text:s text:c="4"/>Porgy and Bess (Remastered) <text:s/>(192)</text:p>
      <text:p text:style-name="P1"><text:s text:c="4"/>Pulp Fiction <text:s/>(128)</text:p>
      <text:p text:style-name="P1"><text:s text:c="4"/>Saturday Night Fever Soundtrack 1977 <text:s/>(128)</text:p>
      <text:p text:style-name="P1"><text:s text:c="4"/>Songs From An American Movie - Learning How To Smile <text:s/>(128)</text:p>
      <text:p text:style-name="P1"><text:s text:c="4"/>Tank Girl <text:s/>(320)</text:p>
      <text:p text:style-name="P1"><text:s text:c="4"/>The Blues Brothers <text:s/>(192)</text:p>
      <text:p text:style-name="P1"><text:s text:c="4"/>The Doors [Original Soundtrack] <text:s/>(320)</text:p>
      <text:p text:style-name="P1"><text:s text:c="4"/>The Full Monty <text:s/>(192)</text:p>
      <text:p text:style-name="P1"><text:s text:c="4"/>The Matrix <text:s/>(128)</text:p>
      <text:p text:style-name="P1"><text:s text:c="4"/>VeggieTales - Jonahs Overboard Sing-Along <text:s/>(192)</text:p>
      <text:p text:style-name="P1"><text:s text:c="4"/>Xanadu <text:s/>(128)</text:p>
      <text:p text:style-name="P1">T.I</text:p>
      <text:p text:style-name="P1"><text:s text:c="4"/>Paper Trail <text:s/>(320)</text:p>
      <text:p text:style-name="P1">Talking Heads</text:p>
      <text:p text:style-name="P1"><text:s text:c="4"/>12 X 12 Original Remixes <text:s/>(192)</text:p>
      <text:p text:style-name="P1"><text:s text:c="4"/>Fear Of Music <text:s/>(227v)</text:p>
      <text:p text:style-name="P1"><text:s text:c="4"/>Rare 12'' Mixes <text:s/>(207v)</text:p>
      <text:p text:style-name="P1"><text:s text:c="4"/>Remain In Light <text:s/>(203v)</text:p>
      <text:p text:style-name="P1"><text:s text:c="4"/>Speaking In Tongues <text:s/>(227v)</text:p>
      <text:p text:style-name="P1"><text:s text:c="4"/>Stop Making Sense (Special Edition) <text:s/>(160)</text:p>
      <text:p text:style-name="P1"><text:s text:c="4"/>Talking Heads_ 77 <text:s/>(212v)</text:p>
      <text:p text:style-name="P1"><text:s text:c="4"/>The Name Of This Band Is Talking Heads <text:s/>Disc 1 <text:s/>(256)</text:p>
      <text:p text:style-name="P1"><text:s text:c="4"/>The Name Of This Band Is Talking Heads <text:s/>Disc 2 <text:s/>(256)</text:p>
      <text:p text:style-name="P1"><text:s text:c="4"/>True Stories <text:s/>(219v)</text:p>
      <text:p text:style-name="P1">Taylor, James</text:p>
      <text:p text:style-name="P1"><text:s text:c="4"/>Dad Loves His Work <text:s/>(128)</text:p>
      <text:p text:style-name="P1"><text:s text:c="4"/>Flag <text:s/>(128)</text:p>
      <text:p text:style-name="P1"><text:s text:c="4"/>Gorilla <text:s/>(128)</text:p>
      <text:p text:style-name="P1"><text:s text:c="4"/>In the Pocket <text:s/>(128)</text:p>
      <text:p text:style-name="P1"><text:s text:c="4"/>James Taylor <text:s/>(194v)</text:p>
      <text:p text:style-name="P1"><text:s text:c="4"/>Mud Slide Slim <text:s/>(196v)</text:p>
      <text:p text:style-name="P1"><text:s text:c="4"/>Never Die Young <text:s/>(192)</text:p>
      <text:p text:style-name="P1"><text:s text:c="4"/>New Moon Shine <text:s/>(128)</text:p>
      <text:p text:style-name="P1"><text:s text:c="4"/>One Man Dog <text:s/>(128v)</text:p>
      <text:p text:style-name="P1"><text:s text:c="4"/>Sweet Baby James <text:s/>(192)</text:p>
      <text:p text:style-name="P1"><text:s text:c="4"/>That's Why I'm Here <text:s/>(128)</text:p>
      <text:p text:style-name="P1"><text:s text:c="4"/>Walking Man <text:s/>(128)</text:p>
      <text:p text:style-name="P1">Taylor, Paul</text:p>
      <text:p text:style-name="P1"><text:s text:c="4"/>Tenacity <text:s/>(320)</text:p>
      <text:p text:style-name="P1">Tender Love</text:p>
      <text:p text:style-name="P1"><text:s text:c="4"/>Babyface <text:s/>(192)</text:p>
      <text:p text:style-name="P1">Tesla</text:p>
      <text:p text:style-name="P1"><text:s text:c="4"/>Great Radio Controversy, the <text:s/>(128)</text:p>
      <text:p text:style-name="P1"><text:s text:c="4"/>Mechanical Resonance <text:s/>(128)</text:p>
      <text:p text:style-name="P1">Tharpe, Sister Rosetta</text:p>
      <text:p text:style-name="P1"><text:s text:c="4"/>1992 - Live At The Hot Club De France <text:s/>(320)</text:p>
      <text:p text:style-name="P1">They Might Be Giants</text:p>
      <text:p text:style-name="P1"><text:s text:c="4"/>A Users Guide To <text:s text:c="2"/>(183v)</text:p>
      <text:p text:style-name="P1"><text:s text:c="4"/>Dial a Song <text:s/>Disc 1 <text:s/>(192)</text:p>
      <text:p text:style-name="P1"><text:s text:c="4"/>Dial a Song <text:s/>Disc 2 <text:s/>(192)</text:p>
      <text:p text:style-name="P1"><text:s text:c="4"/>Flood <text:s/>(192)</text:p>
      <text:p text:style-name="P1">Thin Lizzy</text:p>
      <text:p text:style-name="P1"><text:s text:c="4"/>Greatest Hits <text:s/>Disc 1 <text:s/>(221v)</text:p>
      <text:p text:style-name="P1"><text:s text:c="4"/>Greatest Hits <text:s/>Disc 2 <text:s/>(226v)</text:p>
      <text:p text:style-name="P1">Third eye blind</text:p>
      <text:p text:style-name="P1"><text:s text:c="4"/>3b <text:s/>(128)</text:p>
      <text:p text:style-name="P1"><text:s text:c="4"/>Out of the vein <text:s/>(192)</text:p>
      <text:p text:style-name="P1">Thomas, Carl</text:p>
      <text:p text:style-name="P1"><text:s text:c="4"/>Emotional <text:s/>(192)</text:p>
      <text:p text:style-name="P1"><text:s text:c="4"/>Let's Talk About It <text:s/>(192)</text:p>
      <text:p text:style-name="P1">Three Dog Night</text:p>
      <text:p text:style-name="P1"><text:s text:c="4"/>The Best of 3 Dog Night <text:s/>(128)</text:p>
      <text:p text:style-name="P1"/>
      <text:p text:style-name="P1"><text:soft-page-break/>Tomita, Isao</text:p>
      <text:p text:style-name="P1"><text:s text:c="4"/>Dawn chorus <text:s/>(163v)</text:p>
      <text:p text:style-name="P1"><text:s text:c="4"/>Kosmos <text:s/>(310v)</text:p>
      <text:p text:style-name="P1"><text:s text:c="4"/>Pictures at an Exhibition <text:s/>(313v)</text:p>
      <text:p text:style-name="P1"><text:s text:c="4"/>Tomita's Greatest Hits <text:s/>(284v)</text:p>
      <text:p text:style-name="P1">Tool</text:p>
      <text:p text:style-name="P1"><text:s text:c="4"/>Not for Resale <text:s/>(128)</text:p>
      <text:p text:style-name="P1">Toots and the Maytals</text:p>
      <text:p text:style-name="P1"><text:s text:c="4"/>Funky Kingston <text:s/>(211v)</text:p>
      <text:p text:style-name="P1"><text:s text:c="4"/>True Love <text:s/>(209v)</text:p>
      <text:p text:style-name="P1">Townsend, Pete</text:p>
      <text:p text:style-name="P1"><text:s text:c="4"/>Lifehouse <text:s/>Elements <text:s/>(128)</text:p>
      <text:p text:style-name="P1">Traffic</text:p>
      <text:p text:style-name="P1"><text:s text:c="4"/>The Low Spark Of High Heeled Boys <text:s/>(160)</text:p>
      <text:p text:style-name="P1">Tragically Hip</text:p>
      <text:p text:style-name="P1"><text:s text:c="4"/>Fully Completely <text:s/>(128)</text:p>
      <text:p text:style-name="P1"><text:s text:c="4"/>Live Between Us <text:s/>(128)</text:p>
      <text:p text:style-name="P1"><text:s text:c="4"/>Up To Here <text:s/>(128)</text:p>
      <text:p text:style-name="P1">Train</text:p>
      <text:p text:style-name="P1"><text:s text:c="4"/>Drops of Jupiter <text:s/>(128)</text:p>
      <text:p text:style-name="P1"><text:s text:c="4"/>Train <text:s/>(128)</text:p>
      <text:p text:style-name="P1">Triumph</text:p>
      <text:p text:style-name="P1"><text:s text:c="4"/>Never Surrender 1983 <text:s/>(320)</text:p>
      <text:p text:style-name="P1">Trower, Robin</text:p>
      <text:p text:style-name="P1"><text:s text:c="4"/>Essentials <text:s/>(128)</text:p>
      <text:p text:style-name="P1">Tull, Jethro</text:p>
      <text:p text:style-name="P1"><text:s text:c="4"/>Benefit <text:s/>(128)</text:p>
      <text:p text:style-name="P1"><text:s text:c="4"/>Original Masters <text:s/>(128)</text:p>
      <text:p text:style-name="P1"><text:s text:c="4"/>Thick As a Brick <text:s/>(128)</text:p>
      <text:p text:style-name="P1">Twista</text:p>
      <text:p text:style-name="P1"><text:s text:c="4"/>Kamikaze <text:s/>(192)</text:p>
      <text:p text:style-name="P1">Tyrese</text:p>
      <text:p text:style-name="P1"><text:s text:c="4"/>2000 Watts <text:s/>(192)</text:p>
      <text:p text:style-name="P1"><text:s text:c="4"/>I Wanna Go There <text:s/>(128)</text:p>
      <text:p text:style-name="P1"><text:s text:c="4"/>Tyrese <text:s/>(192)</text:p>
      <text:p text:style-name="P1"><text:s text:c="4"/>Tyrese AKA Black Ty - Alter Ego [2CD] <text:s/>(217v)</text:p>
      <text:p text:style-name="P1">U2</text:p>
      <text:p text:style-name="P1"><text:s text:c="4"/>Hasta La Vista Baby - Live From Mexico City <text:s/>(192)</text:p>
      <text:p text:style-name="P1"><text:s text:c="4"/>The Best Of 1980-1990 &amp; B-Sides <text:s/>Disc 2 <text:s/>(192)</text:p>
      <text:p text:style-name="P1"><text:s text:c="4"/>The Best of 1990-2000 <text:s/>Disc 2 <text:s/>(192)</text:p>
      <text:p text:style-name="P1"><text:s text:c="4"/>Under a Blood Red Sky <text:s/>(192)</text:p>
      <text:p text:style-name="P1"><text:s text:c="4"/>Wide Awake In America <text:s/>(192)</text:p>
      <text:p text:style-name="P1"><text:s text:c="4"/>Zooropa <text:s/>(192)</text:p>
      <text:p text:style-name="P1">Urban Dance Squad</text:p>
      <text:p text:style-name="P1"><text:s text:c="4"/>Mental Floss For The Globe <text:s/>(247v)</text:p>
      <text:p text:style-name="P1">Usher</text:p>
      <text:p text:style-name="P1"><text:s text:c="4"/>8701 <text:s/>(192)</text:p>
      <text:p text:style-name="P1"><text:s text:c="4"/>My Way <text:s/>(128)</text:p>
      <text:p text:style-name="P1"><text:s text:c="4"/>Raymond V. Raymond <text:s/>(241v)</text:p>
      <text:p text:style-name="P1"><text:s text:c="4"/>Usher 2 <text:s/>(192)</text:p>
      <text:p text:style-name="P1">Vampire Weekend</text:p>
      <text:p text:style-name="P1"><text:s text:c="4"/>Vampire Weekend <text:s/>(166v)</text:p>
      <text:p text:style-name="P1">Van Halen</text:p>
      <text:p text:style-name="P1"><text:s text:c="4"/>5150 <text:s/>(128)</text:p>
      <text:p text:style-name="P1"><text:s text:c="4"/>Diver Down <text:s/>(128)</text:p>
      <text:p text:style-name="P1"><text:s text:c="4"/>OU812 <text:s/>(128)</text:p>
      <text:p text:style-name="P1"><text:s text:c="4"/>Van Halen 1 <text:s/>(128)</text:p>
      <text:p text:style-name="P1"><text:s text:c="4"/>Van Halen II <text:s/>(128)</text:p>
      <text:p text:style-name="P1">Various Artists</text:p>
      <text:p text:style-name="P1"><text:s text:c="4"/>18 Screamers From The 80's <text:s/>(128)</text:p>
      <text:p text:style-name="P1"><text:s text:c="4"/>2004 Grammy Nominees <text:s/>(192)</text:p>
      <text:p text:style-name="P1"><text:s text:c="4"/>500 Covers Collection <text:s/>(128v)</text:p>
      <text:p text:style-name="P1"><text:s text:c="4"/>Billboards Top 100 of 1961 <text:s/>(128)</text:p>
      <text:p text:style-name="P1"><text:s text:c="4"/>Billboards Top 100 of 1963 <text:s/>(128)</text:p>
      <text:p text:style-name="P1"><text:soft-page-break/>Various Artists <text:s/>(cont.)</text:p>
      <text:p text:style-name="P1"><text:s text:c="4"/>Billboards Top 100 of 1965 <text:s/>(128)</text:p>
      <text:p text:style-name="P1"><text:s text:c="4"/>Billboards Top 100 of 1966 <text:s/>(128)</text:p>
      <text:p text:style-name="P1"><text:s text:c="4"/>Billboards Top 100 of 1973 <text:s/>(160)</text:p>
      <text:p text:style-name="P1"><text:s text:c="4"/>Bob ReMix <text:s/>(128)</text:p>
      <text:p text:style-name="P1"><text:s text:c="4"/>Classics for Lovers <text:s/>Disc 1 <text:s/>(320)</text:p>
      <text:p text:style-name="P1"><text:s text:c="4"/>Classics for Lovers <text:s/>Disc 2 <text:s/>(320)</text:p>
      <text:p text:style-name="P1"><text:s text:c="4"/>Classics for Lovers <text:s/>Disc 3 <text:s/>(320)</text:p>
      <text:p text:style-name="P1"><text:s text:c="4"/>Classics for Lovers <text:s/>Disc 4 <text:s/>(320)</text:p>
      <text:p text:style-name="P1"><text:s text:c="4"/>Dance Mania <text:s/>Disc 1 <text:s/>(128)</text:p>
      <text:p text:style-name="P1"><text:s text:c="4"/>Dance Mania <text:s/>Disc 2 <text:s/>(128)</text:p>
      <text:p text:style-name="P1"><text:s text:c="4"/>Dgc Rarities Vol 1 <text:s/>(128)</text:p>
      <text:p text:style-name="P1"><text:s text:c="4"/>DJ Envy - Down &amp; Dirty R&amp;B 14 2007 <text:s/>(192)</text:p>
      <text:p text:style-name="P1"><text:s text:c="4"/>Dreamsurf Ocean Waves for Relaxation - Dr Jeffery Thompson <text:s/>(181)</text:p>
      <text:p text:style-name="P1"><text:s text:c="4"/>Encomium - A Tribute To Led Zeppelin <text:s/>(128)</text:p>
      <text:p text:style-name="P1"><text:s text:c="4"/>Fire On The Mountain Reggae Celebrates The Dead - Vol 2 <text:s/>(192)</text:p>
      <text:p text:style-name="P1"><text:s text:c="4"/>Greatest Hits 1980 <text:s/>(128)</text:p>
      <text:p text:style-name="P1"><text:s text:c="4"/>Greatest Hits 1981 <text:s/>(128)</text:p>
      <text:p text:style-name="P1"><text:s text:c="4"/>Greatest Hits 1982 <text:s/>(128)</text:p>
      <text:p text:style-name="P1"><text:s text:c="4"/>Greatest Hits 1983 <text:s/>(128)</text:p>
      <text:p text:style-name="P1"><text:s text:c="4"/>Greatest Hits 1984 <text:s/>(128)</text:p>
      <text:p text:style-name="P1"><text:s text:c="4"/>Greatest Hits 1985 <text:s/>(128)</text:p>
      <text:p text:style-name="P1"><text:s text:c="4"/>Greatest Hits 1986 <text:s/>(128)</text:p>
      <text:p text:style-name="P1"><text:s text:c="4"/>Greatest Hits 1987 <text:s/>(128)</text:p>
      <text:p text:style-name="P1"><text:s text:c="4"/>Greatest Hits 1988 <text:s/>(128)</text:p>
      <text:p text:style-name="P1"><text:s text:c="4"/>Greatest Hits 1989 <text:s/>(128)</text:p>
      <text:p text:style-name="P1"><text:s text:c="4"/>Hard Mix Disc <text:s/>(128)</text:p>
      <text:p text:style-name="P1"><text:s text:c="4"/>Live from Bonnaroo 2003 <text:s/>Disc 1 <text:s/>(192)</text:p>
      <text:p text:style-name="P1"><text:s text:c="4"/>Live from Bonnaroo 2003 <text:s/>Disc 2 <text:s/>(192)</text:p>
      <text:p text:style-name="P1"><text:s text:c="4"/>Living In Oblivion The 80's Greatest Hits <text:s/>Vol 1 <text:s/>(128)</text:p>
      <text:p text:style-name="P1"><text:s text:c="4"/>Living In Oblivion The 80's Greatest Hits <text:s/>Vol 3 <text:s/>(128)</text:p>
      <text:p text:style-name="P1"><text:s text:c="4"/>Midnight Soul <text:s/>#1 Love Songs <text:s/>(162v)</text:p>
      <text:p text:style-name="P1"><text:s text:c="4"/>Monster Ballads <text:s/>Disc 1 <text:s/>(128)</text:p>
      <text:p text:style-name="P1"><text:s text:c="4"/>Monster Ballads <text:s/>Disc 2 <text:s/>(128)</text:p>
      <text:p text:style-name="P1"><text:s text:c="4"/>New Age Style Native American 01 2009 <text:s/>(320)</text:p>
      <text:p text:style-name="P1"><text:s text:c="4"/>New Age Style Native American 02 2010 <text:s/>(320)</text:p>
      <text:p text:style-name="P1"><text:s text:c="4"/>New Age Style Native American 03 2010 <text:s/>(320)</text:p>
      <text:p text:style-name="P1"><text:s text:c="4"/>No Alternative <text:s/>(128)</text:p>
      <text:p text:style-name="P1"><text:s text:c="4"/>Now That's What I Call Music Vol 16 <text:s/>(192)</text:p>
      <text:p text:style-name="P1"><text:s text:c="4"/>Now That's What I Call Music! '82 <text:s/>Disc 1 <text:s/>(320)</text:p>
      <text:p text:style-name="P1"><text:s text:c="4"/>Now That's What I Call Music! '82 <text:s/>Disc 2 <text:s/>(320)</text:p>
      <text:p text:style-name="P1"><text:s text:c="4"/>Rhythm Country And Blues <text:s/>(192)</text:p>
      <text:p text:style-name="P1"><text:s text:c="4"/>Soul Mix - Eddie Bauer <text:s/>(128)</text:p>
      <text:p text:style-name="P1"><text:s text:c="4"/>Soul Mixer <text:s/>(128)</text:p>
      <text:p text:style-name="P1"><text:s text:c="4"/>Stoned Immaculate - The Music Of The Doors <text:s/>(192)</text:p>
      <text:p text:style-name="P1"><text:s text:c="4"/>The 80's Greatest Rock Hits - Agony &amp; Ecstasy <text:s/>(128)</text:p>
      <text:p text:style-name="P1"><text:s text:c="4"/>Top 100 Hits 2008 <text:s/>(224)</text:p>
      <text:p text:style-name="P1"><text:s text:c="4"/>Various Artists - Big Band Love Songs <text:s/>(128)</text:p>
      <text:p text:style-name="P1"><text:s text:c="4"/>Various Artists - Compilation Album <text:s/>(171v)</text:p>
      <text:p text:style-name="P1"><text:s text:c="4"/>Various Artists - Land That I Love <text:s/>(180v)</text:p>
      <text:p text:style-name="P1"><text:s text:c="4"/>Zydeco Party [K-Tel] <text:s/>(160)</text:p>
      <text:p text:style-name="P1">Vaughan, Stevie Ray &amp; Double Trouble</text:p>
      <text:p text:style-name="P1"><text:s text:c="4"/>Live At Carnegie Hall <text:s/>(128)</text:p>
      <text:p text:style-name="P1"><text:s text:c="4"/>Soul To Soul <text:s/>(128)</text:p>
      <text:p text:style-name="P1"><text:s text:c="4"/>The Real Deal <text:s/>Greatest Hits <text:s/>Vol 2 <text:s/>(320)</text:p>
      <text:p text:style-name="P1"><text:s text:c="4"/>The Sky Is Crying <text:s/>(128)</text:p>
      <text:p text:style-name="P1">Velvet Underground, the</text:p>
      <text:p text:style-name="P1"><text:s text:c="4"/>Loaded <text:s/>(128)</text:p>
      <text:p text:style-name="P1">Vertical Horizon</text:p>
      <text:p text:style-name="P1"><text:s text:c="4"/>Go <text:s/>(192)</text:p>
      <text:p text:style-name="P1">Village People, the</text:p>
      <text:p text:style-name="P1"><text:s text:c="4"/>Greatest Hits <text:s/>(192)</text:p>
      <text:p text:style-name="P1">Violent Femmes</text:p>
      <text:p text:style-name="P1"><text:s text:c="4"/>Violent Femmes <text:s/>(256)</text:p>
      <text:p text:style-name="P1"><text:soft-page-break/>Wells, Junior</text:p>
      <text:p text:style-name="P1"><text:s text:c="4"/>Live at Buddy Guy's Legends <text:s/>(192)</text:p>
      <text:p text:style-name="P1">White Zombie</text:p>
      <text:p text:style-name="P1"><text:s text:c="4"/>La Sexorcisto Devil Music <text:s/>Disc 1 <text:s/>(128)</text:p>
      <text:p text:style-name="P1">White, Barry</text:p>
      <text:p text:style-name="P1"><text:s text:c="4"/>Icon Is Love <text:s/>(160)</text:p>
      <text:p text:style-name="P1">Whitesnake</text:p>
      <text:p text:style-name="P1"><text:s text:c="4"/>Slide It In <text:s/>(128)</text:p>
      <text:p text:style-name="P1">Who, the</text:p>
      <text:p text:style-name="P1"><text:s text:c="4"/>30 Years of Maximum R&amp;B <text:s/>Disc 1 <text:s/>(192)</text:p>
      <text:p text:style-name="P1"><text:s text:c="4"/>30 Years of Maximum R&amp;B <text:s/>Disc 2 <text:s/>(192)</text:p>
      <text:p text:style-name="P1"><text:s text:c="4"/>30 Years of Maximum R&amp;B <text:s/>Disc 3 <text:s/>(192)</text:p>
      <text:p text:style-name="P1"><text:s text:c="4"/>30 Years of Maximum R&amp;B <text:s/>Disc 4 <text:s/>(192)</text:p>
      <text:p text:style-name="P1"><text:s text:c="4"/>A Quick One <text:s/>(128)</text:p>
      <text:p text:style-name="P1"><text:s text:c="4"/>Face Dances <text:s/>(320)</text:p>
      <text:p text:style-name="P1"><text:s text:c="4"/>It's Hard <text:s/>(160)</text:p>
      <text:p text:style-name="P1"><text:s text:c="4"/>Live At The Royal Albert Hall <text:s/>Disc 1 <text:s/>(177v)</text:p>
      <text:p text:style-name="P1"><text:s text:c="4"/>Live At The Royal Albert Hall <text:s/>Disc 2 <text:s/>(177v)</text:p>
      <text:p text:style-name="P1"><text:s text:c="4"/>Live At The Royal Albert Hall <text:s/>Disc 3 Bonus <text:s/>(174v)</text:p>
      <text:p text:style-name="P1"><text:s text:c="4"/>Odds &amp; Sods <text:s/>(212v)</text:p>
      <text:p text:style-name="P1"><text:s text:c="4"/>The Who Sings My Generation <text:s/>(192)</text:p>
      <text:p text:style-name="P1"><text:s text:c="4"/>Who Are You <text:s/>(192)</text:p>
      <text:p text:style-name="P1">Widespread Panic</text:p>
      <text:p text:style-name="P1"><text:s text:c="4"/>Everyday <text:s/>(128)</text:p>
      <text:p text:style-name="P1">Wilco</text:p>
      <text:p text:style-name="P1"><text:s text:c="4"/>A.M <text:s/>(160)</text:p>
      <text:p text:style-name="P1">Wilson, Gretchen</text:p>
      <text:p text:style-name="P1"><text:s text:c="4"/>Here For the Party <text:s/>(128)</text:p>
      <text:p text:style-name="P1">Wings</text:p>
      <text:p text:style-name="P1"><text:s text:c="4"/>Wings' Greatest <text:s/>(128)</text:p>
      <text:p text:style-name="P1">Winston, George</text:p>
      <text:p text:style-name="P1"><text:s text:c="4"/>A George Winston Sampler <text:s/>(128)</text:p>
      <text:p text:style-name="P1"><text:s text:c="4"/>Plains (Limited Edition) <text:s/>(128)</text:p>
      <text:p text:style-name="P1">Wonder, Stevie</text:p>
      <text:p text:style-name="P1"><text:s text:c="4"/>In Square Circle <text:s/>(192)</text:p>
      <text:p text:style-name="P1"><text:s text:c="4"/>Songs in the key of life <text:s/>Disc 1 <text:s/>(128)</text:p>
      <text:p text:style-name="P1"><text:s text:c="4"/>Songs in the key of life <text:s/>Disc 2 <text:s/>(128)</text:p>
      <text:p text:style-name="P1"><text:s text:c="4"/>The Ultimate Collection <text:s/>(192)</text:p>
      <text:p text:style-name="P1"><text:s text:c="4"/>The Very Best Of Disc 1 <text:s/>(192)</text:p>
      <text:p text:style-name="P1"><text:s text:c="4"/>The Very Best Of Disc 2 <text:s/>(192)</text:p>
      <text:p text:style-name="P1">Wu-Tang Clan</text:p>
      <text:p text:style-name="P1"><text:s text:c="4"/>The Lost Anthology <text:s/>Disc 1 <text:s/>(191v)</text:p>
      <text:p text:style-name="P1"><text:s text:c="4"/>The Lost Anthology <text:s/>Disc 2 <text:s/>(191v)</text:p>
      <text:p text:style-name="P1"><text:s text:c="4"/>Wu-Tang Clan - The W <text:s/>(128)</text:p>
      <text:p text:style-name="P1">XTC</text:p>
      <text:p text:style-name="P1"><text:s text:c="4"/>Apple Venus II - Wasp Star <text:s/>(192)</text:p>
      <text:p text:style-name="P1">Xmas Various artists</text:p>
      <text:p text:style-name="P1"><text:s text:c="4"/>A Very Larry Christmas <text:s/>(192)</text:p>
      <text:p text:style-name="P1"><text:s text:c="4"/>Amy Grant - Home For Christmas <text:s/>(128)</text:p>
      <text:p text:style-name="P1"><text:s text:c="4"/>Barbra Streisand - Christmas Memories <text:s/>(174v)</text:p>
      <text:p text:style-name="P1"><text:s text:c="4"/>Billboard Greatest Christmas Hits 1955-Present <text:s/>(160v)</text:p>
      <text:p text:style-name="P1"><text:s text:c="4"/>Bing Crosby - Merry Christmas <text:s/>(154v)</text:p>
      <text:p text:style-name="P1"><text:s text:c="4"/>Bing Crosby Sings Christmas Songs <text:s/>(128)</text:p>
      <text:p text:style-name="P1"><text:s text:c="4"/>Christmas Crooners <text:s/>(192)</text:p>
      <text:p text:style-name="P1"><text:s text:c="4"/>Dean Martin - Making Spirits Bright <text:s/>(198v)</text:p>
      <text:p text:style-name="P1"><text:s text:c="4"/>Destiny's Child - 8 days of christmas <text:s/>(128)</text:p>
      <text:p text:style-name="P1"><text:s text:c="4"/>Elvis Presley - Blue Christmas <text:s/>(183v)</text:p>
      <text:p text:style-name="P1"><text:s text:c="4"/>Frank Sinatra - Christmas Album <text:s/>(128)</text:p>
      <text:p text:style-name="P1"><text:s text:c="4"/>Harry Connick, Jr. - Harry for the Holidays <text:s/>(192)</text:p>
      <text:p text:style-name="P1"><text:s text:c="4"/>Kenny G - Faith, A Holiday Album <text:s/>(191v)</text:p>
      <text:p text:style-name="P1"><text:s text:c="4"/>Nat King Cole - The Christmas Song <text:s/>(190v)</text:p>
      <text:p text:style-name="P1"><text:s text:c="4"/>Songs of the Season - 2001 <text:s/>(131v)</text:p>
      <text:p text:style-name="P1"><text:s text:c="4"/>The Carpenters - 1984 - Christmas Portrait <text:s/>(202v)</text:p>
      <text:p text:style-name="P1"><text:s text:c="4"/>The Chipmunks - Greatest Christmas Hits <text:s/>(320)</text:p>
      <text:p text:style-name="P1"><text:soft-page-break/>Xmas Various artists <text:s/>(cont.)</text:p>
      <text:p text:style-name="P1"><text:s text:c="4"/>Tony Bennent - Snowfall <text:s/>(320)</text:p>
      <text:p text:style-name="P1"><text:s text:c="4"/>Vince Gill - Breath of Heaven <text:s/>(176v)</text:p>
      <text:p text:style-name="P1"><text:s text:c="4"/>Vince Gill - Let There Be Peach On Earth <text:s/>(177v)</text:p>
      <text:p text:style-name="P1">Yanni</text:p>
      <text:p text:style-name="P1"><text:s text:c="4"/>In My Time <text:s/>(179v)</text:p>
      <text:p text:style-name="P1"><text:s text:c="4"/>Tribute <text:s/>(197v)</text:p>
      <text:p text:style-name="P1">Yardbirds, the</text:p>
      <text:p text:style-name="P1"><text:s text:c="4"/>Greatest Hits Vol One (1964-1966) <text:s/>(192)</text:p>
      <text:p text:style-name="P1"/>
      <text:p text:style-name="P1">Number Lo-Res albums: <text:s/>9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7:20:08.809000000</dc:date>
    <meta:editing-duration>PT12M44S</meta:editing-duration>
    <meta:editing-cycles>5</meta:editing-cycles>
    <meta:generator>LibreOffice/5.1.3.2$Windows_x86 LibreOffice_project/644e4637d1d8544fd9f56425bd6cec110e49301b</meta:generator>
    <meta:document-statistic meta:table-count="0" meta:image-count="0" meta:object-count="0" meta:page-count="22" meta:paragraph-count="1341" meta:word-count="4964" meta:character-count="32483" meta:non-whitespace-character-count="24010"/>
  </office:meta>
</office:document-meta>
</file>